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5"/>
        <table:table-column table:style-name="co2" table:number-columns-repeated="10" table:default-cell-style-name="ce5"/>
        <table:table-column table:style-name="co3" table:default-cell-style-name="ce5"/>
        <table:table-column table:style-name="co2" table:number-columns-repeated="1012" table:default-cell-style-name="ce5"/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1" table:number-columns-repeated="2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style-name="Default" table:number-columns-repeated="3"/>
          <table:table-cell table:style-name="ce1" table:number-columns-repeated="2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style-name="ce1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style-name="ce1"/>
          <table:table-cell table:style-name="ce11" table:number-columns-spanned="6" table:number-rows-spanned="1"/>
          <table:covered-table-cell table:style-name="ce11"/>
          <table:covered-table-cell table:number-columns-repeated="4" table:style-name="ce1"/>
          <table:table-cell table:number-columns-repeated="972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" table:number-columns-repeated="6"/>
          <table:table-cell table:style-name="ce2" table:number-columns-repeated="4"/>
          <table:table-cell table:style-name="ce11"/>
          <table:table-cell table:style-name="ce1"/>
          <table:table-cell table:style-name="ce11"/>
          <table:table-cell table:style-name="ce2" table:number-columns-repeated="5"/>
          <table:table-cell table:style-name="ce11"/>
          <table:table-cell table:style-name="Default" table:number-columns-repeated="3"/>
          <table:table-cell table:style-name="ce1" table:number-columns-repeated="22"/>
          <table:table-cell table:number-columns-repeated="972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88.939713" calcext:value-type="float">
            <text:p>88.939713</text:p>
          </table:table-cell>
          <table:table-cell table:style-name="ce1" office:value-type="float" office:value="9.5332" calcext:value-type="float">
            <text:p>9.5332</text:p>
          </table:table-cell>
          <table:table-cell table:style-name="ce1" office:value-type="float" office:value="8.7138" calcext:value-type="float">
            <text:p>8.7138</text:p>
          </table:table-cell>
          <table:table-cell table:style-name="ce1" office:value-type="float" office:value="8.4196" calcext:value-type="float">
            <text:p>8.4196</text:p>
          </table:table-cell>
          <table:table-cell table:style-name="ce1" office:value-type="float" office:value="2.561" calcext:value-type="float">
            <text:p>2.561</text:p>
          </table:table-cell>
          <table:table-cell table:style-name="ce1" office:value-type="float" office:value="295.17" calcext:value-type="float">
            <text:p>295.17</text:p>
          </table:table-cell>
          <table:table-cell table:style-name="ce1" office:value-type="float" office:value="242.22" calcext:value-type="float">
            <text:p>242.22</text:p>
          </table:table-cell>
          <table:table-cell table:style-name="Default"/>
          <table:table-cell table:style-name="ce1" office:value-type="string" calcext:value-type="string">
            <text:p>FB_metrics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904" calcext:value-type="percentage">
            <text:p>90.40%</text:p>
          </table:table-cell>
          <table:table-cell table:style-name="ce12" office:value-type="percentage" office:value="0.0156" calcext:value-type="percentage">
            <text:p>1.56%</text:p>
          </table:table-cell>
          <table:table-cell table:style-name="ce1" table:number-columns-repeated="14"/>
          <table:table-cell table:style-name="Default" table:number-columns-repeated="3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75.205185" calcext:value-type="float">
            <text:p>75.205185</text:p>
          </table:table-cell>
          <table:table-cell table:style-name="ce1" office:value-type="float" office:value="9.6641" calcext:value-type="float">
            <text:p>9.6641</text:p>
          </table:table-cell>
          <table:table-cell table:style-name="ce1" office:value-type="float" office:value="8.66" calcext:value-type="float">
            <text:p>8.66</text:p>
          </table:table-cell>
          <table:table-cell table:style-name="ce1" office:value-type="float" office:value="8.8447" calcext:value-type="float">
            <text:p>8.8447</text:p>
          </table:table-cell>
          <table:table-cell table:style-name="ce1" office:value-type="float" office:value="7.458" calcext:value-type="float">
            <text:p>7.458</text:p>
          </table:table-cell>
          <table:table-cell table:style-name="ce1" office:value-type="float" office:value="293.5" calcext:value-type="float">
            <text:p>293.5</text:p>
          </table:table-cell>
          <table:table-cell table:style-name="ce1" office:value-type="float" office:value="70.522" calcext:value-type="float">
            <text:p>70.522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8754" calcext:value-type="percentage">
            <text:p>87.54%</text:p>
          </table:table-cell>
          <table:table-cell table:style-name="ce6" office:value-type="percentage" office:value="0.0156" calcext:value-type="percentage">
            <text:p>1.56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68.961922" calcext:value-type="float">
            <text:p>68.961922</text:p>
          </table:table-cell>
          <table:table-cell table:style-name="ce1" office:value-type="float" office:value="9.7222" calcext:value-type="float">
            <text:p>9.7222</text:p>
          </table:table-cell>
          <table:table-cell table:style-name="ce1" office:value-type="float" office:value="8.5414" calcext:value-type="float">
            <text:p>8.5414</text:p>
          </table:table-cell>
          <table:table-cell table:style-name="ce1" office:value-type="float" office:value="8.9207" calcext:value-type="float">
            <text:p>8.9207</text:p>
          </table:table-cell>
          <table:table-cell table:style-name="ce1" office:value-type="float" office:value="6.849" calcext:value-type="float">
            <text:p>6.849</text:p>
          </table:table-cell>
          <table:table-cell table:style-name="ce1" office:value-type="float" office:value="290.32" calcext:value-type="float">
            <text:p>290.32</text:p>
          </table:table-cell>
          <table:table-cell table:style-name="ce1" office:value-type="float" office:value="231.65" calcext:value-type="float">
            <text:p>231.65</text:p>
          </table:table-cell>
          <table:table-cell table:style-name="ce1"/>
          <table:table-cell table:style-name="ce1" office:value-type="string" calcext:value-type="string">
            <text:p>VN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8809" calcext:value-type="percentage">
            <text:p>88.09%</text:p>
          </table:table-cell>
          <table:table-cell table:style-name="ce12" office:value-type="percentage" office:value="0.0234" calcext:value-type="percentage">
            <text:p>2.34%</text:p>
          </table:table-cell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64.371841" calcext:value-type="float">
            <text:p>64.371841</text:p>
          </table:table-cell>
          <table:table-cell table:style-name="ce1" office:value-type="float" office:value="9.543" calcext:value-type="float">
            <text:p>9.543</text:p>
          </table:table-cell>
          <table:table-cell table:style-name="ce1" office:value-type="float" office:value="8.5339" calcext:value-type="float">
            <text:p>8.5339</text:p>
          </table:table-cell>
          <table:table-cell table:style-name="ce1" office:value-type="float" office:value="8.8734" calcext:value-type="float">
            <text:p>8.8734</text:p>
          </table:table-cell>
          <table:table-cell table:style-name="ce1" office:value-type="float" office:value="3.233" calcext:value-type="float">
            <text:p>3.233</text:p>
          </table:table-cell>
          <table:table-cell table:style-name="ce1" office:value-type="float" office:value="296.53" calcext:value-type="float">
            <text:p>296.53</text:p>
          </table:table-cell>
          <table:table-cell table:style-name="ce1" office:value-type="float" office:value="235.08" calcext:value-type="float">
            <text:p>235.08</text:p>
          </table:table-cell>
          <table:table-cell table:style-name="ce1" table:number-columns-repeated="4"/>
          <table:table-cell table:style-name="ce6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 table:number-columns-repeated="3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61.056801" calcext:value-type="float">
            <text:p>61.056801</text:p>
          </table:table-cell>
          <table:table-cell table:style-name="ce1" office:value-type="float" office:value="9.5778" calcext:value-type="float">
            <text:p>9.5778</text:p>
          </table:table-cell>
          <table:table-cell table:style-name="ce1" office:value-type="float" office:value="8.5618" calcext:value-type="float">
            <text:p>8.5618</text:p>
          </table:table-cell>
          <table:table-cell table:style-name="ce1" office:value-type="float" office:value="8.9936" calcext:value-type="float">
            <text:p>8.9936</text:p>
          </table:table-cell>
          <table:table-cell table:style-name="ce1" office:value-type="float" office:value="6.786" calcext:value-type="float">
            <text:p>6.786</text:p>
          </table:table-cell>
          <table:table-cell table:style-name="ce1" office:value-type="float" office:value="298.51" calcext:value-type="float">
            <text:p>298.51</text:p>
          </table:table-cell>
          <table:table-cell table:style-name="ce1" office:value-type="float" office:value="239.43" calcext:value-type="float">
            <text:p>239.43</text:p>
          </table:table-cell>
          <table:table-cell table:style-name="ce1" table:number-columns-repeated="5"/>
          <table:table-cell table:style-name="ce2"/>
          <table:table-cell table:style-name="ce1" table:number-columns-repeated="13"/>
          <table:table-cell table:style-name="Default" table:number-columns-repeated="3"/>
          <table:table-cell table:style-name="ce1" table:number-columns-repeated="7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63.472481" calcext:value-type="float">
            <text:p>63.472481</text:p>
          </table:table-cell>
          <table:table-cell table:style-name="ce1" office:value-type="float" office:value="9.7198" calcext:value-type="float">
            <text:p>9.7198</text:p>
          </table:table-cell>
          <table:table-cell table:style-name="ce1" office:value-type="float" office:value="8.547" calcext:value-type="float">
            <text:p>8.547</text:p>
          </table:table-cell>
          <table:table-cell table:style-name="ce1" office:value-type="float" office:value="8.8624" calcext:value-type="float">
            <text:p>8.8624</text:p>
          </table:table-cell>
          <table:table-cell table:style-name="ce1" office:value-type="float" office:value="7.201" calcext:value-type="float">
            <text:p>7.201</text:p>
          </table:table-cell>
          <table:table-cell table:style-name="ce1" office:value-type="float" office:value="294.97" calcext:value-type="float">
            <text:p>294.97</text:p>
          </table:table-cell>
          <table:table-cell table:style-name="ce1" office:value-type="float" office:value="83.031" calcext:value-type="float">
            <text:p>83.031</text:p>
          </table:table-cell>
          <table:table-cell table:style-name="ce1" table:number-columns-repeated="22"/>
          <table:table-cell table:style-name="ce2"/>
          <table:table-cell table:style-name="ce1" table:number-columns-repeated="14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69.178719" calcext:value-type="float">
            <text:p>69.178719</text:p>
          </table:table-cell>
          <table:table-cell table:style-name="ce2" office:value-type="float" office:value="9.6429" calcext:value-type="float">
            <text:p>9.6429</text:p>
          </table:table-cell>
          <table:table-cell table:style-name="ce2" office:value-type="float" office:value="8.3296" calcext:value-type="float">
            <text:p>8.3296</text:p>
          </table:table-cell>
          <table:table-cell table:style-name="ce1" office:value-type="float" office:value="8.8838" calcext:value-type="float">
            <text:p>8.8838</text:p>
          </table:table-cell>
          <table:table-cell table:style-name="ce1" office:value-type="float" office:value="6.882" calcext:value-type="float">
            <text:p>6.882</text:p>
          </table:table-cell>
          <table:table-cell table:style-name="ce1" office:value-type="float" office:value="295.57" calcext:value-type="float">
            <text:p>295.57</text:p>
          </table:table-cell>
          <table:table-cell table:style-name="ce1" office:value-type="float" office:value="230.2" calcext:value-type="float">
            <text:p>230.2</text:p>
          </table:table-cell>
          <table:table-cell table:style-name="Default" table:number-columns-repeated="4"/>
          <table:table-cell table:style-name="ce1"/>
          <table:table-cell table:style-name="ce2" table:number-columns-repeated="2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65.205025" calcext:value-type="float">
            <text:p>65.205025</text:p>
          </table:table-cell>
          <table:table-cell table:style-name="ce1" office:value-type="float" office:value="9.4445" calcext:value-type="float">
            <text:p>9.4445</text:p>
          </table:table-cell>
          <table:table-cell table:style-name="ce1" office:value-type="float" office:value="8.5251" calcext:value-type="float">
            <text:p>8.5251</text:p>
          </table:table-cell>
          <table:table-cell table:style-name="ce1" office:value-type="float" office:value="8.6493" calcext:value-type="float">
            <text:p>8.6493</text:p>
          </table:table-cell>
          <table:table-cell table:style-name="ce1" office:value-type="float" office:value="6.754" calcext:value-type="float">
            <text:p>6.754</text:p>
          </table:table-cell>
          <table:table-cell table:style-name="ce1" office:value-type="float" office:value="300.03" calcext:value-type="float">
            <text:p>300.03</text:p>
          </table:table-cell>
          <table:table-cell table:style-name="ce1" office:value-type="float" office:value="67.639" calcext:value-type="float">
            <text:p>67.639</text:p>
          </table:table-cell>
          <table:table-cell table:style-name="Default" table:number-columns-repeated="4"/>
          <table:table-cell table:style-name="ce1" table:number-columns-repeated="17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64.166786" calcext:value-type="float">
            <text:p>64.166786</text:p>
          </table:table-cell>
          <table:table-cell table:style-name="ce2" office:value-type="float" office:value="9.6221" calcext:value-type="float">
            <text:p>9.6221</text:p>
          </table:table-cell>
          <table:table-cell table:style-name="ce2" office:value-type="float" office:value="8.6065" calcext:value-type="float">
            <text:p>8.6065</text:p>
          </table:table-cell>
          <table:table-cell table:style-name="ce2" office:value-type="float" office:value="8.8464" calcext:value-type="float">
            <text:p>8.8464</text:p>
          </table:table-cell>
          <table:table-cell table:style-name="ce2" office:value-type="float" office:value="7.235" calcext:value-type="float">
            <text:p>7.235</text:p>
          </table:table-cell>
          <table:table-cell table:style-name="ce2" office:value-type="float" office:value="297.24" calcext:value-type="float">
            <text:p>297.24</text:p>
          </table:table-cell>
          <table:table-cell table:style-name="ce1" office:value-type="float" office:value="223.94" calcext:value-type="float">
            <text:p>223.94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69.384705" calcext:value-type="float">
            <text:p>69.384705</text:p>
          </table:table-cell>
          <table:table-cell table:style-name="ce2" office:value-type="float" office:value="9.6694" calcext:value-type="float">
            <text:p>9.6694</text:p>
          </table:table-cell>
          <table:table-cell table:style-name="ce2" office:value-type="float" office:value="8.631" calcext:value-type="float">
            <text:p>8.631</text:p>
          </table:table-cell>
          <table:table-cell table:style-name="ce2" office:value-type="float" office:value="8.8352" calcext:value-type="float">
            <text:p>8.8352</text:p>
          </table:table-cell>
          <table:table-cell table:style-name="ce2" office:value-type="float" office:value="2.688" calcext:value-type="float">
            <text:p>2.688</text:p>
          </table:table-cell>
          <table:table-cell table:style-name="ce2" office:value-type="float" office:value="300.41" calcext:value-type="float">
            <text:p>300.41</text:p>
          </table:table-cell>
          <table:table-cell table:style-name="ce1" office:value-type="float" office:value="83.543" calcext:value-type="float">
            <text:p>83.543</text:p>
          </table:table-cell>
          <table:table-cell table:style-name="Default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62.768959" calcext:value-type="float">
            <text:p>62.768959</text:p>
          </table:table-cell>
          <table:table-cell table:style-name="ce2" office:value-type="float" office:value="9.4945" calcext:value-type="float">
            <text:p>9.4945</text:p>
          </table:table-cell>
          <table:table-cell table:style-name="ce2" office:value-type="float" office:value="8.5186" calcext:value-type="float">
            <text:p>8.5186</text:p>
          </table:table-cell>
          <table:table-cell table:style-name="ce2" office:value-type="float" office:value="8.8734" calcext:value-type="float">
            <text:p>8.8734</text:p>
          </table:table-cell>
          <table:table-cell table:style-name="ce2" office:value-type="float" office:value="3.009" calcext:value-type="float">
            <text:p>3.009</text:p>
          </table:table-cell>
          <table:table-cell table:style-name="ce2" office:value-type="float" office:value="299.82" calcext:value-type="float">
            <text:p>299.82</text:p>
          </table:table-cell>
          <table:table-cell table:style-name="ce2" office:value-type="float" office:value="223.65" calcext:value-type="float">
            <text:p>223.65</text:p>
          </table:table-cell>
          <table:table-cell table:style-name="ce2" table:number-columns-repeated="4"/>
          <table:table-cell table:style-name="ce1"/>
          <table:table-cell table:style-name="ce2" table:number-columns-repeated="6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64.675964" calcext:value-type="float">
            <text:p>64.675964</text:p>
          </table:table-cell>
          <table:table-cell table:style-name="ce2" office:value-type="float" office:value="9.7412" calcext:value-type="float">
            <text:p>9.7412</text:p>
          </table:table-cell>
          <table:table-cell table:style-name="ce2" office:value-type="float" office:value="8.6847" calcext:value-type="float">
            <text:p>8.6847</text:p>
          </table:table-cell>
          <table:table-cell table:style-name="ce2" office:value-type="float" office:value="9.0588" calcext:value-type="float">
            <text:p>9.0588</text:p>
          </table:table-cell>
          <table:table-cell table:style-name="ce2" office:value-type="float" office:value="7.266" calcext:value-type="float">
            <text:p>7.266</text:p>
          </table:table-cell>
          <table:table-cell table:style-name="ce2" office:value-type="float" office:value="293.13" calcext:value-type="float">
            <text:p>293.13</text:p>
          </table:table-cell>
          <table:table-cell table:style-name="ce2" office:value-type="float" office:value="82.707" calcext:value-type="float">
            <text:p>82.707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7"/>
          <table:table-cell table:style-name="ce2"/>
          <table:table-cell table:style-name="ce1" table:number-columns-repeated="6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61.908482" calcext:value-type="float">
            <text:p>61.908482</text:p>
          </table:table-cell>
          <table:table-cell table:style-name="ce2" office:value-type="float" office:value="9.6657" calcext:value-type="float">
            <text:p>9.6657</text:p>
          </table:table-cell>
          <table:table-cell table:style-name="ce2" office:value-type="float" office:value="8.581" calcext:value-type="float">
            <text:p>8.581</text:p>
          </table:table-cell>
          <table:table-cell table:style-name="ce2" office:value-type="float" office:value="8.9267" calcext:value-type="float">
            <text:p>8.9267</text:p>
          </table:table-cell>
          <table:table-cell table:style-name="ce2" office:value-type="float" office:value="7.043" calcext:value-type="float">
            <text:p>7.043</text:p>
          </table:table-cell>
          <table:table-cell table:style-name="ce2" office:value-type="float" office:value="296.62" calcext:value-type="float">
            <text:p>296.62</text:p>
          </table:table-cell>
          <table:table-cell table:style-name="ce2" office:value-type="float" office:value="246.72" calcext:value-type="float">
            <text:p>246.72</text:p>
          </table:table-cell>
          <table:table-cell table:style-name="Default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style-name="ce2" table:number-columns-repeated="2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style-name="ce1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64.581123" calcext:value-type="float">
            <text:p>64.581123</text:p>
          </table:table-cell>
          <table:table-cell table:style-name="ce2" office:value-type="float" office:value="9.5917" calcext:value-type="float">
            <text:p>9.5917</text:p>
          </table:table-cell>
          <table:table-cell table:style-name="ce2" office:value-type="float" office:value="8.6394" calcext:value-type="float">
            <text:p>8.6394</text:p>
          </table:table-cell>
          <table:table-cell table:style-name="ce2" office:value-type="float" office:value="8.7555" calcext:value-type="float">
            <text:p>8.7555</text:p>
          </table:table-cell>
          <table:table-cell table:style-name="ce2" office:value-type="float" office:value="7.33" calcext:value-type="float">
            <text:p>7.33</text:p>
          </table:table-cell>
          <table:table-cell table:style-name="ce2" office:value-type="float" office:value="293.13" calcext:value-type="float">
            <text:p>293.13</text:p>
          </table:table-cell>
          <table:table-cell table:style-name="ce2" office:value-type="float" office:value="83.548" calcext:value-type="float">
            <text:p>83.548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 table:number-columns-repeated="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67.612" calcext:value-type="float">
            <text:p>67.612</text:p>
          </table:table-cell>
          <table:table-cell table:style-name="ce2" office:value-type="float" office:value="9.5754" calcext:value-type="float">
            <text:p>9.5754</text:p>
          </table:table-cell>
          <table:table-cell table:style-name="ce2" office:value-type="float" office:value="8.5794" calcext:value-type="float">
            <text:p>8.5794</text:p>
          </table:table-cell>
          <table:table-cell table:style-name="ce2" office:value-type="float" office:value="8.83" calcext:value-type="float">
            <text:p>8.83</text:p>
          </table:table-cell>
          <table:table-cell table:style-name="ce2" office:value-type="float" office:value="7.202" calcext:value-type="float">
            <text:p>7.202</text:p>
          </table:table-cell>
          <table:table-cell table:style-name="ce2" office:value-type="float" office:value="297.39" calcext:value-type="float">
            <text:p>297.39</text:p>
          </table:table-cell>
          <table:table-cell table:style-name="ce2" office:value-type="float" office:value="218.47" calcext:value-type="float">
            <text:p>218.47</text:p>
          </table:table-cell>
          <table:table-cell table:style-name="Default" table:number-columns-repeated="4"/>
          <table:table-cell table:style-name="ce2" table:number-columns-repeated="7"/>
          <table:table-cell table:style-name="ce1" table:number-columns-repeated="2"/>
          <table:table-cell table:style-name="ce2" table:number-columns-repeated="6"/>
          <table:table-cell table:style-name="ce1" table:number-columns-repeated="2"/>
          <table:table-cell table:style-name="ce2" table:number-columns-repeated="2"/>
          <table:table-cell table:style-name="ce1" table:number-columns-repeated="5"/>
          <table:table-cell table:style-name="ce2" table:number-columns-repeated="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66.68026" calcext:value-type="float">
            <text:p>66.68026</text:p>
          </table:table-cell>
          <table:table-cell table:style-name="ce1" office:value-type="float" office:value="9.5207" calcext:value-type="float">
            <text:p>9.5207</text:p>
          </table:table-cell>
          <table:table-cell table:style-name="ce1" office:value-type="float" office:value="8.5452" calcext:value-type="float">
            <text:p>8.5452</text:p>
          </table:table-cell>
          <table:table-cell table:style-name="ce1" office:value-type="float" office:value="8.839" calcext:value-type="float">
            <text:p>8.839</text:p>
          </table:table-cell>
          <table:table-cell table:style-name="ce1" office:value-type="float" office:value="3.392" calcext:value-type="float">
            <text:p>3.392</text:p>
          </table:table-cell>
          <table:table-cell table:style-name="ce1" office:value-type="float" office:value="293.41" calcext:value-type="float">
            <text:p>293.41</text:p>
          </table:table-cell>
          <table:table-cell table:style-name="ce2" office:value-type="float" office:value="69.007" calcext:value-type="float">
            <text:p>69.007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 table:number-columns-repeated="7"/>
          <table:table-cell table:style-name="ce2"/>
          <table:table-cell table:style-name="ce1" table:number-columns-repeated="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65.397667" calcext:value-type="float">
            <text:p>65.397667</text:p>
          </table:table-cell>
          <table:table-cell table:style-name="ce1" office:value-type="float" office:value="9.5528" calcext:value-type="float">
            <text:p>9.5528</text:p>
          </table:table-cell>
          <table:table-cell table:style-name="ce1" office:value-type="float" office:value="8.612" calcext:value-type="float">
            <text:p>8.612</text:p>
          </table:table-cell>
          <table:table-cell table:style-name="ce1" office:value-type="float" office:value="8.7814" calcext:value-type="float">
            <text:p>8.7814</text:p>
          </table:table-cell>
          <table:table-cell table:style-name="ce1" office:value-type="float" office:value="6.723" calcext:value-type="float">
            <text:p>6.723</text:p>
          </table:table-cell>
          <table:table-cell table:style-name="ce1" office:value-type="float" office:value="296.35" calcext:value-type="float">
            <text:p>296.35</text:p>
          </table:table-cell>
          <table:table-cell table:style-name="ce2" office:value-type="float" office:value="78.524" calcext:value-type="float">
            <text:p>78.524</text:p>
          </table:table-cell>
          <table:table-cell table:style-name="Default" table:number-columns-repeated="4"/>
          <table:table-cell table:style-name="ce2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style-name="ce1" table:number-columns-repeated="5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6"/>
          <table:table-cell table:style-name="ce2"/>
          <table:table-cell table:style-name="ce1" table:number-columns-repeated="5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61.632801" calcext:value-type="float">
            <text:p>61.632801</text:p>
          </table:table-cell>
          <table:table-cell table:style-name="ce1" office:value-type="float" office:value="9.6247" calcext:value-type="float">
            <text:p>9.6247</text:p>
          </table:table-cell>
          <table:table-cell table:style-name="ce1" office:value-type="float" office:value="8.6056" calcext:value-type="float">
            <text:p>8.6056</text:p>
          </table:table-cell>
          <table:table-cell table:style-name="ce1" office:value-type="float" office:value="8.861" calcext:value-type="float">
            <text:p>8.861</text:p>
          </table:table-cell>
          <table:table-cell table:style-name="ce1" office:value-type="float" office:value="7.17" calcext:value-type="float">
            <text:p>7.17</text:p>
          </table:table-cell>
          <table:table-cell table:style-name="ce1" office:value-type="float" office:value="295.75" calcext:value-type="float">
            <text:p>295.75</text:p>
          </table:table-cell>
          <table:table-cell table:style-name="ce1" office:value-type="float" office:value="225" calcext:value-type="float">
            <text:p>225</text:p>
          </table:table-cell>
          <table:table-cell table:style-name="Default" table:number-columns-repeated="4"/>
          <table:table-cell table:style-name="ce1" table:number-columns-repeated="17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 table:number-columns-repeated="6"/>
          <table:table-cell table:style-name="ce2"/>
          <table:table-cell table:style-name="ce1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65.659645" calcext:value-type="float">
            <text:p>65.659645</text:p>
          </table:table-cell>
          <table:table-cell table:style-name="ce1" office:value-type="float" office:value="9.426" calcext:value-type="float">
            <text:p>9.426</text:p>
          </table:table-cell>
          <table:table-cell table:style-name="ce1" office:value-type="float" office:value="8.6271" calcext:value-type="float">
            <text:p>8.6271</text:p>
          </table:table-cell>
          <table:table-cell table:style-name="ce1" office:value-type="float" office:value="8.96" calcext:value-type="float">
            <text:p>8.96</text:p>
          </table:table-cell>
          <table:table-cell table:style-name="ce1" office:value-type="float" office:value="6.945" calcext:value-type="float">
            <text:p>6.945</text:p>
          </table:table-cell>
          <table:table-cell table:style-name="ce1" office:value-type="float" office:value="283.12" calcext:value-type="float">
            <text:p>283.12</text:p>
          </table:table-cell>
          <table:table-cell office:value-type="float" office:value="227.93" calcext:value-type="float">
            <text:p>227.93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13"/>
          <table:table-cell table:style-name="ce2"/>
          <table:table-cell table:style-name="ce1" table:number-columns-repeated="6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number-columns-repeated="972"/>
        </table:table-row>
        <table:table-row table:style-name="ro1">
          <table:table-cell table:style-name="ce1"/>
          <table:table-cell table:style-name="Default" office:value-type="float" office:value="64.208" calcext:value-type="float">
            <text:p>64.208</text:p>
          </table:table-cell>
          <table:table-cell table:style-name="ce1" office:value-type="float" office:value="9.5529" calcext:value-type="float">
            <text:p>9.5529</text:p>
          </table:table-cell>
          <table:table-cell table:style-name="ce1" office:value-type="float" office:value="8.5464" calcext:value-type="float">
            <text:p>8.5464</text:p>
          </table:table-cell>
          <table:table-cell table:style-name="ce1" office:value-type="float" office:value="8.788" calcext:value-type="float">
            <text:p>8.788</text:p>
          </table:table-cell>
          <table:table-cell table:style-name="ce1" office:value-type="float" office:value="7.298" calcext:value-type="float">
            <text:p>7.298</text:p>
          </table:table-cell>
          <table:table-cell table:style-name="ce1" office:value-type="float" office:value="295.55" calcext:value-type="float">
            <text:p>295.55</text:p>
          </table:table-cell>
          <table:table-cell office:value-type="float" office:value="73.052" calcext:value-type="float">
            <text:p>73.052</text:p>
          </table:table-cell>
          <table:table-cell table:style-name="Default" table:number-columns-repeated="4"/>
          <table:table-cell table:style-name="ce2"/>
          <table:table-cell table:style-name="ce1" table:number-columns-repeated="6"/>
          <table:table-cell table:style-name="ce2"/>
          <table:table-cell table:style-name="ce1" table:number-columns-repeated="8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6"/>
          <table:table-cell table:style-name="ce1"/>
          <table:table-cell table:style-name="ce2" table:number-columns-repeated="3"/>
          <table:table-cell table:number-columns-repeated="972"/>
        </table:table-row>
        <table:table-row table:style-name="ro1">
          <table:table-cell table:style-name="Default" table:number-columns-repeated="8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style-name="ce1" table:number-columns-repeated="25"/>
          <table:table-cell table:number-columns-repeated="972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66.75340395" calcext:value-type="float">
            <text:p>66.75340395</text:p>
          </table:table-cell>
          <table:table-cell table:style-name="ce3" table:formula="of:=AVERAGE([.C5:.C24])" office:value-type="float" office:value="9.59423" calcext:value-type="float">
            <text:p>9.59423</text:p>
          </table:table-cell>
          <table:table-cell table:style-name="ce3" table:formula="of:=AVERAGE([.D5:.D24])" office:value-type="float" office:value="8.579475" calcext:value-type="float">
            <text:p>8.579475</text:p>
          </table:table-cell>
          <table:table-cell table:style-name="ce3" table:formula="of:=AVERAGE([.E5:.E24])" office:value-type="float" office:value="8.840145" calcext:value-type="float">
            <text:p>8.840145</text:p>
          </table:table-cell>
          <table:table-cell table:style-name="ce3" table:formula="of:=AVERAGE([.F5:.F24])/1000" office:value-type="float" office:value="0.00605125" calcext:value-type="float">
            <text:p>0.00605125</text:p>
          </table:table-cell>
          <table:table-cell table:style-name="ce3" table:formula="of:=AVERAGE([.G5:.G24])/1000" office:value-type="float" office:value="0.295326" calcext:value-type="float">
            <text:p>0.295326</text:p>
          </table:table-cell>
          <table:table-cell table:style-name="ce3" table:formula="of:=AVERAGE([.H5:.H24])/1000000" office:value-type="float" office:value="0.00016179315" calcext:value-type="float">
            <text:p>0.0001617932</text:p>
          </table:table-cell>
          <table:table-cell table:style-name="Default" table:number-columns-repeated="4"/>
          <table:table-cell table:style-name="ce1" table:number-columns-repeated="40"/>
          <table:table-cell table:number-columns-repeated="972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6.17373115376483" calcext:value-type="float">
            <text:p>6.1737311538</text:p>
          </table:table-cell>
          <table:table-cell table:style-name="ce3" table:formula="of:=STDEV([.C5:.C24])" office:value-type="float" office:value="0.0888334935649125" calcext:value-type="float">
            <text:p>0.0888334936</text:p>
          </table:table-cell>
          <table:table-cell table:style-name="ce3" table:formula="of:=STDEV([.D5:.D24])" office:value-type="float" office:value="0.0804099029970813" calcext:value-type="float">
            <text:p>0.080409903</text:p>
          </table:table-cell>
          <table:table-cell table:style-name="ce3" table:formula="of:=STDEV([.E5:.E24])" office:value-type="float" office:value="0.132099569603666" calcext:value-type="float">
            <text:p>0.1320995696</text:p>
          </table:table-cell>
          <table:table-cell table:style-name="ce3" table:formula="of:=STDEV([.F5:.F24])/1000" office:value-type="float" office:value="0.00183961897871328" calcext:value-type="float">
            <text:p>0.001839619</text:p>
          </table:table-cell>
          <table:table-cell table:style-name="ce3" table:formula="of:=STDEV([.G5:.G24])/1000" office:value-type="float" office:value="0.00384941471969578" calcext:value-type="float">
            <text:p>0.0038494147</text:p>
          </table:table-cell>
          <table:table-cell table:style-name="ce3" table:formula="of:=STDEV([.H5:.H24])/1000000" office:value-type="float" office:value="0.0000792151789211047" calcext:value-type="float">
            <text:p>7.92151789211047E-05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9.24856380116452" calcext:value-type="float">
            <text:p>9.2485638012</text:p>
          </table:table-cell>
          <table:table-cell table:style-name="ce3" table:formula="of:=([.C27]/[.C26])*100" office:value-type="float" office:value="0.925905399025378" calcext:value-type="float">
            <text:p>0.925905399</text:p>
          </table:table-cell>
          <table:table-cell table:style-name="ce3" table:formula="of:=([.D27]/[.D26])*100" office:value-type="float" office:value="0.937235704947928" calcext:value-type="float">
            <text:p>0.9372357049</text:p>
          </table:table-cell>
          <table:table-cell table:style-name="ce3" table:formula="of:=([.E27]/[.E26])*100" office:value-type="float" office:value="1.49431451185094" calcext:value-type="float">
            <text:p>1.4943145119</text:p>
          </table:table-cell>
          <table:table-cell table:style-name="ce3" table:formula="of:=([.F27]/[.F26])*100" office:value-type="float" office:value="30.4006441431652" calcext:value-type="float">
            <text:p>30.4006441432</text:p>
          </table:table-cell>
          <table:table-cell table:style-name="ce3" table:formula="of:=([.G27]/[.G26])*100" office:value-type="float" office:value="1.30344592744824" calcext:value-type="float">
            <text:p>1.3034459274</text:p>
          </table:table-cell>
          <table:table-cell table:style-name="ce3" table:formula="of:=([.H27]/[.H26])*100" office:value-type="float" office:value="48.9607742485419" calcext:value-type="float">
            <text:p>48.9607742485</text:p>
          </table:table-cell>
          <table:table-cell table:style-name="ce1" table:number-columns-repeated="44"/>
          <table:table-cell table:number-columns-repeated="972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2*384)/([.B26]*10^(-3)))/1000" office:value-type="float" office:value="11.5050312726412" calcext:value-type="float">
            <text:p>11.5050312726</text:p>
          </table:table-cell>
          <table:table-cell table:style-name="ce4" table:formula="of:=((2*384)/([.C26]*10^(-3)))/1000" office:value-type="float" office:value="80.0481122508008" calcext:value-type="float">
            <text:p>80.0481122508</text:p>
          </table:table-cell>
          <table:table-cell table:style-name="ce4" table:formula="of:=((2*384)/([.D26]*10^(-3)))/1000" office:value-type="float" office:value="89.5159668860857" calcext:value-type="float">
            <text:p>89.5159668861</text:p>
          </table:table-cell>
          <table:table-cell table:style-name="ce4" table:formula="of:=((2*384)/([.E26]*10^(-3)))/1000" office:value-type="float" office:value="86.8764030454251" calcext:value-type="float">
            <text:p>86.8764030454</text:p>
          </table:table-cell>
          <table:table-cell table:style-name="ce4" table:formula="of:=((2*384)/([.F26]*10^(-3)))/1000" office:value-type="float" office:value="126915.926461475" calcext:value-type="float">
            <text:p>126915.926461475</text:p>
          </table:table-cell>
          <table:table-cell table:style-name="ce4" table:formula="of:=((2*384)/([.G26]*10^(-3)))/1000" office:value-type="float" office:value="2600.51603990167" calcext:value-type="float">
            <text:p>2600.5160399017</text:p>
          </table:table-cell>
          <table:table-cell table:style-name="ce4" table:formula="of:=(12/([.H26]*10^(-3)))/1000" office:value-type="float" office:value="74168.7766138431" calcext:value-type="float">
            <text:p>74168.7766138431</text:p>
          </table:table-cell>
          <table:table-cell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26]+[.D26]+[.E26]" office:value-type="float" office:value="27.01385" calcext:value-type="float">
            <text:p>27.01385</text:p>
          </table:table-cell>
          <table:table-cell table:number-columns-repeated="4"/>
          <table:table-cell table:style-name="ce1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2" table:number-columns-repeated="5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2" table:number-columns-repeated="5"/>
          <table:table-cell table:style-name="ce1" table:number-columns-repeated="5"/>
          <table:table-cell table:style-name="ce11" table:number-columns-repeated="2"/>
          <table:table-cell table:style-name="ce1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occupancy</text:p>
          </table:table-cell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1" table:number-columns-repeated="5"/>
          <table:table-cell table:style-name="ce2" table:number-columns-repeated="5"/>
          <table:table-cell table:style-name="ce11"/>
          <table:table-cell table:style-name="ce1"/>
          <table:table-cell table:style-name="ce11"/>
          <table:table-cell table:style-name="ce2" table:number-columns-repeated="5"/>
          <table:table-cell table:style-name="ce11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63.760574" calcext:value-type="float">
            <text:p>63.760574</text:p>
          </table:table-cell>
          <table:table-cell table:style-name="ce1" office:value-type="float" office:value="12.301" calcext:value-type="float">
            <text:p>12.301</text:p>
          </table:table-cell>
          <table:table-cell table:style-name="ce1" office:value-type="float" office:value="9.1414" calcext:value-type="float">
            <text:p>9.1414</text:p>
          </table:table-cell>
          <table:table-cell table:style-name="ce1" office:value-type="float" office:value="9.035" calcext:value-type="float">
            <text:p>9.035</text:p>
          </table:table-cell>
          <table:table-cell table:style-name="ce1" office:value-type="float" office:value="15.395" calcext:value-type="float">
            <text:p>15.395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69.97" calcext:value-type="float">
            <text:p>69.97</text:p>
          </table:table-cell>
          <table:table-cell table:style-name="ce1"/>
          <table:table-cell table:style-name="ce1" office:value-type="string" calcext:value-type="string">
            <text:p>FB_metrics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9212" calcext:value-type="percentage">
            <text:p>92.12%</text:p>
          </table:table-cell>
          <table:table-cell table:style-name="ce12" office:value-type="percentage" office:value="0.0156" calcext:value-type="percentage">
            <text:p>1.56%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65.835678" calcext:value-type="float">
            <text:p>65.835678</text:p>
          </table:table-cell>
          <table:table-cell table:style-name="ce1" office:value-type="float" office:value="12.499" calcext:value-type="float">
            <text:p>12.499</text:p>
          </table:table-cell>
          <table:table-cell table:style-name="ce1" office:value-type="float" office:value="9.1532" calcext:value-type="float">
            <text:p>9.1532</text:p>
          </table:table-cell>
          <table:table-cell table:style-name="ce1" office:value-type="float" office:value="8.8707" calcext:value-type="float">
            <text:p>8.8707</text:p>
          </table:table-cell>
          <table:table-cell table:style-name="ce1" office:value-type="float" office:value="13.604" calcext:value-type="float">
            <text:p>13.604</text:p>
          </table:table-cell>
          <table:table-cell table:style-name="ce1" office:value-type="float" office:value="454.51" calcext:value-type="float">
            <text:p>454.51</text:p>
          </table:table-cell>
          <table:table-cell table:style-name="ce1" office:value-type="float" office:value="231.68" calcext:value-type="float">
            <text:p>231.68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4409" calcext:value-type="percentage">
            <text:p>44.09%</text:p>
          </table:table-cell>
          <table:table-cell table:style-name="ce6" office:value-type="percentage" office:value="0.0312" calcext:value-type="percentage">
            <text:p>3.12%</text:p>
          </table:table-cell>
          <table:table-cell table:style-name="ce1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60.549728" calcext:value-type="float">
            <text:p>60.549728</text:p>
          </table:table-cell>
          <table:table-cell table:style-name="ce1" office:value-type="float" office:value="12.12" calcext:value-type="float">
            <text:p>12.12</text:p>
          </table:table-cell>
          <table:table-cell table:style-name="ce1" office:value-type="float" office:value="9.0147" calcext:value-type="float">
            <text:p>9.0147</text:p>
          </table:table-cell>
          <table:table-cell table:style-name="ce1" office:value-type="float" office:value="8.8903" calcext:value-type="float">
            <text:p>8.8903</text:p>
          </table:table-cell>
          <table:table-cell table:style-name="ce1" office:value-type="float" office:value="14.853" calcext:value-type="float">
            <text:p>14.853</text:p>
          </table:table-cell>
          <table:table-cell table:style-name="ce1" office:value-type="float" office:value="368.13" calcext:value-type="float">
            <text:p>368.13</text:p>
          </table:table-cell>
          <table:table-cell table:style-name="ce1" office:value-type="float" office:value="73.375" calcext:value-type="float">
            <text:p>73.375</text:p>
          </table:table-cell>
          <table:table-cell table:style-name="ce1"/>
          <table:table-cell table:style-name="ce1" office:value-type="string" calcext:value-type="string">
            <text:p>VN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12" office:value-type="percentage" office:value="0.4424" calcext:value-type="percentage">
            <text:p>44.24%</text:p>
          </table:table-cell>
          <table:table-cell table:style-name="ce12" office:value-type="percentage" office:value="0.0312" calcext:value-type="percentage">
            <text:p>3.12%</text:p>
          </table:table-cell>
          <table:table-cell table:style-name="ce1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62.788448" calcext:value-type="float">
            <text:p>62.788448</text:p>
          </table:table-cell>
          <table:table-cell table:style-name="ce1" office:value-type="float" office:value="12.393" calcext:value-type="float">
            <text:p>12.393</text:p>
          </table:table-cell>
          <table:table-cell table:style-name="ce1" office:value-type="float" office:value="9.1129" calcext:value-type="float">
            <text:p>9.1129</text:p>
          </table:table-cell>
          <table:table-cell table:style-name="ce1" office:value-type="float" office:value="8.9421" calcext:value-type="float">
            <text:p>8.9421</text:p>
          </table:table-cell>
          <table:table-cell table:style-name="ce1" office:value-type="float" office:value="14.501" calcext:value-type="float">
            <text:p>14.501</text:p>
          </table:table-cell>
          <table:table-cell table:style-name="ce1" office:value-type="float" office:value="504.6" calcext:value-type="float">
            <text:p>504.6</text:p>
          </table:table-cell>
          <table:table-cell table:style-name="ce1" office:value-type="float" office:value="232.43" calcext:value-type="float">
            <text:p>232.43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/>
          <table:table-cell table:style-name="Default" office:value-type="float" office:value="62.642208" calcext:value-type="float">
            <text:p>62.642208</text:p>
          </table:table-cell>
          <table:table-cell table:style-name="ce1" office:value-type="float" office:value="12.405" calcext:value-type="float">
            <text:p>12.405</text:p>
          </table:table-cell>
          <table:table-cell table:style-name="ce1" office:value-type="float" office:value="9.145" calcext:value-type="float">
            <text:p>9.145</text:p>
          </table:table-cell>
          <table:table-cell table:style-name="ce1" office:value-type="float" office:value="9.0249" calcext:value-type="float">
            <text:p>9.0249</text:p>
          </table:table-cell>
          <table:table-cell table:style-name="ce1" office:value-type="float" office:value="10.246" calcext:value-type="float">
            <text:p>10.246</text:p>
          </table:table-cell>
          <table:table-cell table:style-name="ce1" office:value-type="float" office:value="451.79" calcext:value-type="float">
            <text:p>451.79</text:p>
          </table:table-cell>
          <table:table-cell table:style-name="ce1" office:value-type="float" office:value="71.61" calcext:value-type="float">
            <text:p>71.61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62.256321" calcext:value-type="float">
            <text:p>62.256321</text:p>
          </table:table-cell>
          <table:table-cell table:style-name="ce1" office:value-type="float" office:value="12.047" calcext:value-type="float">
            <text:p>12.047</text:p>
          </table:table-cell>
          <table:table-cell table:style-name="ce1" office:value-type="float" office:value="8.9511" calcext:value-type="float">
            <text:p>8.9511</text:p>
          </table:table-cell>
          <table:table-cell table:style-name="ce1" office:value-type="float" office:value="8.8553" calcext:value-type="float">
            <text:p>8.8553</text:p>
          </table:table-cell>
          <table:table-cell table:style-name="ce1" office:value-type="float" office:value="14.373" calcext:value-type="float">
            <text:p>14.373</text:p>
          </table:table-cell>
          <table:table-cell table:style-name="ce1" office:value-type="float" office:value="304.77" calcext:value-type="float">
            <text:p>304.77</text:p>
          </table:table-cell>
          <table:table-cell table:style-name="ce1" office:value-type="float" office:value="68.504" calcext:value-type="float">
            <text:p>68.504</text:p>
          </table:table-cell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62.610722" calcext:value-type="float">
            <text:p>62.610722</text:p>
          </table:table-cell>
          <table:table-cell table:style-name="ce2" office:value-type="float" office:value="12.158" calcext:value-type="float">
            <text:p>12.158</text:p>
          </table:table-cell>
          <table:table-cell table:style-name="ce2" office:value-type="float" office:value="8.9776" calcext:value-type="float">
            <text:p>8.9776</text:p>
          </table:table-cell>
          <table:table-cell table:style-name="ce1" office:value-type="float" office:value="8.9893" calcext:value-type="float">
            <text:p>8.9893</text:p>
          </table:table-cell>
          <table:table-cell table:style-name="ce1" office:value-type="float" office:value="14.948" calcext:value-type="float">
            <text:p>14.948</text:p>
          </table:table-cell>
          <table:table-cell table:style-name="ce1" office:value-type="float" office:value="403.98" calcext:value-type="float">
            <text:p>403.98</text:p>
          </table:table-cell>
          <table:table-cell table:style-name="ce1" office:value-type="float" office:value="233.33" calcext:value-type="float">
            <text:p>233.33</text:p>
          </table:table-cell>
          <table:table-cell table:style-name="ce2" table:number-columns-repeated="7"/>
          <table:table-cell table:style-name="ce1" table:number-columns-repeated="6"/>
          <table:table-cell table:style-name="ce2" table:number-columns-repeated="2"/>
          <table:table-cell table:style-name="ce1" table:number-columns-repeated="4"/>
          <table:table-cell table:number-columns-repeated="997"/>
        </table:table-row>
        <table:table-row table:style-name="ro1">
          <table:table-cell/>
          <table:table-cell table:style-name="Default" office:value-type="float" office:value="62.209824" calcext:value-type="float">
            <text:p>62.209824</text:p>
          </table:table-cell>
          <table:table-cell table:style-name="ce1" office:value-type="float" office:value="12.048" calcext:value-type="float">
            <text:p>12.048</text:p>
          </table:table-cell>
          <table:table-cell table:style-name="ce1" office:value-type="float" office:value="9.0284" calcext:value-type="float">
            <text:p>9.0284</text:p>
          </table:table-cell>
          <table:table-cell table:style-name="ce1" office:value-type="float" office:value="8.9726" calcext:value-type="float">
            <text:p>8.9726</text:p>
          </table:table-cell>
          <table:table-cell table:style-name="ce1" office:value-type="float" office:value="14.917" calcext:value-type="float">
            <text:p>14.917</text:p>
          </table:table-cell>
          <table:table-cell table:style-name="ce1" office:value-type="float" office:value="406.24" calcext:value-type="float">
            <text:p>406.24</text:p>
          </table:table-cell>
          <table:table-cell table:style-name="ce1" office:value-type="float" office:value="70.583" calcext:value-type="float">
            <text:p>70.583</text:p>
          </table:table-cell>
          <table:table-cell table:style-name="ce2" table:number-columns-repeated="5"/>
          <table:table-cell table:style-name="ce1" table:number-columns-repeated="14"/>
          <table:table-cell table:number-columns-repeated="997"/>
        </table:table-row>
        <table:table-row table:style-name="ro1">
          <table:table-cell/>
          <table:table-cell table:style-name="Default" office:value-type="float" office:value="67.78064" calcext:value-type="float">
            <text:p>67.78064</text:p>
          </table:table-cell>
          <table:table-cell table:style-name="ce2" office:value-type="float" office:value="12.037" calcext:value-type="float">
            <text:p>12.037</text:p>
          </table:table-cell>
          <table:table-cell table:style-name="ce2" office:value-type="float" office:value="8.9673" calcext:value-type="float">
            <text:p>8.9673</text:p>
          </table:table-cell>
          <table:table-cell table:style-name="ce2" office:value-type="float" office:value="9.0298" calcext:value-type="float">
            <text:p>9.0298</text:p>
          </table:table-cell>
          <table:table-cell table:style-name="ce2" office:value-type="float" office:value="15.204" calcext:value-type="float">
            <text:p>15.204</text:p>
          </table:table-cell>
          <table:table-cell table:style-name="ce2" office:value-type="float" office:value="536.85" calcext:value-type="float">
            <text:p>536.85</text:p>
          </table:table-cell>
          <table:table-cell table:style-name="ce1" office:value-type="float" office:value="70.557" calcext:value-type="float">
            <text:p>70.557</text:p>
          </table:table-cell>
          <table:table-cell table:style-name="ce2" table:number-columns-repeated="4"/>
          <table:table-cell table:style-name="ce1"/>
          <table:table-cell table:style-name="ce2" table:number-columns-repeated="5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61.939808" calcext:value-type="float">
            <text:p>61.939808</text:p>
          </table:table-cell>
          <table:table-cell table:style-name="ce2" office:value-type="float" office:value="12.603" calcext:value-type="float">
            <text:p>12.603</text:p>
          </table:table-cell>
          <table:table-cell table:style-name="ce2" office:value-type="float" office:value="9.262" calcext:value-type="float">
            <text:p>9.262</text:p>
          </table:table-cell>
          <table:table-cell table:style-name="ce2" office:value-type="float" office:value="8.8987" calcext:value-type="float">
            <text:p>8.8987</text:p>
          </table:table-cell>
          <table:table-cell table:style-name="ce2" office:value-type="float" office:value="15.205" calcext:value-type="float">
            <text:p>15.205</text:p>
          </table:table-cell>
          <table:table-cell table:style-name="ce2" office:value-type="float" office:value="552.07" calcext:value-type="float">
            <text:p>552.07</text:p>
          </table:table-cell>
          <table:table-cell table:style-name="ce1" office:value-type="float" office:value="229.32" calcext:value-type="float">
            <text:p>229.32</text:p>
          </table:table-cell>
          <table:table-cell table:style-name="ce2" table:number-columns-repeated="10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63.898434" calcext:value-type="float">
            <text:p>63.898434</text:p>
          </table:table-cell>
          <table:table-cell table:style-name="ce2" office:value-type="float" office:value="12.272" calcext:value-type="float">
            <text:p>12.272</text:p>
          </table:table-cell>
          <table:table-cell table:style-name="ce2" office:value-type="float" office:value="9.0691" calcext:value-type="float">
            <text:p>9.0691</text:p>
          </table:table-cell>
          <table:table-cell table:style-name="ce2" office:value-type="float" office:value="8.9006" calcext:value-type="float">
            <text:p>8.9006</text:p>
          </table:table-cell>
          <table:table-cell table:style-name="ce2" office:value-type="float" office:value="15.014" calcext:value-type="float">
            <text:p>15.014</text:p>
          </table:table-cell>
          <table:table-cell table:style-name="ce2" office:value-type="float" office:value="356.61" calcext:value-type="float">
            <text:p>356.61</text:p>
          </table:table-cell>
          <table:table-cell table:style-name="ce2" office:value-type="float" office:value="229.51" calcext:value-type="float">
            <text:p>229.51</text:p>
          </table:table-cell>
          <table:table-cell table:style-name="ce2" table:number-columns-repeated="11"/>
          <table:table-cell table:style-name="ce1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69.181442" calcext:value-type="float">
            <text:p>69.181442</text:p>
          </table:table-cell>
          <table:table-cell table:style-name="ce2" office:value-type="float" office:value="12.313" calcext:value-type="float">
            <text:p>12.313</text:p>
          </table:table-cell>
          <table:table-cell table:style-name="ce2" office:value-type="float" office:value="9.0711" calcext:value-type="float">
            <text:p>9.0711</text:p>
          </table:table-cell>
          <table:table-cell table:style-name="ce2" office:value-type="float" office:value="8.9125" calcext:value-type="float">
            <text:p>8.9125</text:p>
          </table:table-cell>
          <table:table-cell table:style-name="ce2" office:value-type="float" office:value="14.914" calcext:value-type="float">
            <text:p>14.914</text:p>
          </table:table-cell>
          <table:table-cell table:style-name="ce2" office:value-type="float" office:value="446.01" calcext:value-type="float">
            <text:p>446.01</text:p>
          </table:table-cell>
          <table:table-cell table:style-name="ce2" office:value-type="float" office:value="74.067" calcext:value-type="float">
            <text:p>74.067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62.117214" calcext:value-type="float">
            <text:p>62.117214</text:p>
          </table:table-cell>
          <table:table-cell table:style-name="ce2" office:value-type="float" office:value="12.366" calcext:value-type="float">
            <text:p>12.366</text:p>
          </table:table-cell>
          <table:table-cell table:style-name="ce2" office:value-type="float" office:value="9.0764" calcext:value-type="float">
            <text:p>9.0764</text:p>
          </table:table-cell>
          <table:table-cell table:style-name="ce2" office:value-type="float" office:value="9.0396" calcext:value-type="float">
            <text:p>9.0396</text:p>
          </table:table-cell>
          <table:table-cell table:style-name="ce2" office:value-type="float" office:value="22.885" calcext:value-type="float">
            <text:p>22.885</text:p>
          </table:table-cell>
          <table:table-cell table:style-name="ce2" office:value-type="float" office:value="518.79" calcext:value-type="float">
            <text:p>518.79</text:p>
          </table:table-cell>
          <table:table-cell table:style-name="ce2" office:value-type="float" office:value="247.65" calcext:value-type="float">
            <text:p>247.65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61.866879" calcext:value-type="float">
            <text:p>61.866879</text:p>
          </table:table-cell>
          <table:table-cell table:style-name="ce2" office:value-type="float" office:value="12.134" calcext:value-type="float">
            <text:p>12.134</text:p>
          </table:table-cell>
          <table:table-cell table:style-name="ce2" office:value-type="float" office:value="9.0494" calcext:value-type="float">
            <text:p>9.0494</text:p>
          </table:table-cell>
          <table:table-cell table:style-name="ce2" office:value-type="float" office:value="8.8756" calcext:value-type="float">
            <text:p>8.8756</text:p>
          </table:table-cell>
          <table:table-cell table:style-name="ce2" office:value-type="float" office:value="15.397" calcext:value-type="float">
            <text:p>15.397</text:p>
          </table:table-cell>
          <table:table-cell table:style-name="ce2" office:value-type="float" office:value="422.87" calcext:value-type="float">
            <text:p>422.87</text:p>
          </table:table-cell>
          <table:table-cell table:style-name="ce2" office:value-type="float" office:value="74.962" calcext:value-type="float">
            <text:p>74.962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69.108063" calcext:value-type="float">
            <text:p>69.108063</text:p>
          </table:table-cell>
          <table:table-cell table:style-name="ce2" office:value-type="float" office:value="12.165" calcext:value-type="float">
            <text:p>12.165</text:p>
          </table:table-cell>
          <table:table-cell table:style-name="ce2" office:value-type="float" office:value="9.0695" calcext:value-type="float">
            <text:p>9.0695</text:p>
          </table:table-cell>
          <table:table-cell table:style-name="ce2" office:value-type="float" office:value="8.9619" calcext:value-type="float">
            <text:p>8.9619</text:p>
          </table:table-cell>
          <table:table-cell table:style-name="ce2" office:value-type="float" office:value="14.693" calcext:value-type="float">
            <text:p>14.693</text:p>
          </table:table-cell>
          <table:table-cell table:style-name="ce2" office:value-type="float" office:value="453.84" calcext:value-type="float">
            <text:p>453.84</text:p>
          </table:table-cell>
          <table:table-cell table:style-name="ce2" office:value-type="float" office:value="233.93" calcext:value-type="float">
            <text:p>233.93</text:p>
          </table:table-cell>
          <table:table-cell table:style-name="ce2" table:number-columns-repeated="11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64.643005" calcext:value-type="float">
            <text:p>64.643005</text:p>
          </table:table-cell>
          <table:table-cell table:style-name="ce1" office:value-type="float" office:value="12.188" calcext:value-type="float">
            <text:p>12.188</text:p>
          </table:table-cell>
          <table:table-cell table:style-name="ce1" office:value-type="float" office:value="9.0636" calcext:value-type="float">
            <text:p>9.0636</text:p>
          </table:table-cell>
          <table:table-cell table:style-name="ce1" office:value-type="float" office:value="8.9403" calcext:value-type="float">
            <text:p>8.9403</text:p>
          </table:table-cell>
          <table:table-cell table:style-name="ce1" office:value-type="float" office:value="15.012" calcext:value-type="float">
            <text:p>15.012</text:p>
          </table:table-cell>
          <table:table-cell table:style-name="ce1" office:value-type="float" office:value="457.71" calcext:value-type="float">
            <text:p>457.71</text:p>
          </table:table-cell>
          <table:table-cell table:style-name="ce2" office:value-type="float" office:value="71.256" calcext:value-type="float">
            <text:p>71.256</text:p>
          </table:table-cell>
          <table:table-cell table:style-name="ce2" table:number-columns-repeated="5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62.142719" calcext:value-type="float">
            <text:p>62.142719</text:p>
          </table:table-cell>
          <table:table-cell table:style-name="ce1" office:value-type="float" office:value="12.328" calcext:value-type="float">
            <text:p>12.328</text:p>
          </table:table-cell>
          <table:table-cell table:style-name="ce1" office:value-type="float" office:value="9.066" calcext:value-type="float">
            <text:p>9.066</text:p>
          </table:table-cell>
          <table:table-cell table:style-name="ce1" office:value-type="float" office:value="8.9628" calcext:value-type="float">
            <text:p>8.9628</text:p>
          </table:table-cell>
          <table:table-cell table:style-name="ce1" office:value-type="float" office:value="10.595" calcext:value-type="float">
            <text:p>10.595</text:p>
          </table:table-cell>
          <table:table-cell table:style-name="ce1" office:value-type="float" office:value="355.28" calcext:value-type="float">
            <text:p>355.28</text:p>
          </table:table-cell>
          <table:table-cell table:style-name="ce2" office:value-type="float" office:value="244.4" calcext:value-type="float">
            <text:p>244.4</text:p>
          </table:table-cell>
          <table:table-cell table:style-name="ce2" table:number-columns-repeated="5"/>
          <table:table-cell table:style-name="ce1" table:number-columns-repeated="5"/>
          <table:table-cell table:style-name="ce2"/>
          <table:table-cell table:style-name="ce1"/>
          <table:table-cell table:style-name="ce2"/>
          <table:table-cell table:style-name="ce1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67.89344" calcext:value-type="float">
            <text:p>67.89344</text:p>
          </table:table-cell>
          <table:table-cell table:style-name="ce1" office:value-type="float" office:value="12.201" calcext:value-type="float">
            <text:p>12.201</text:p>
          </table:table-cell>
          <table:table-cell table:style-name="ce1" office:value-type="float" office:value="9.0298" calcext:value-type="float">
            <text:p>9.0298</text:p>
          </table:table-cell>
          <table:table-cell table:style-name="ce1" office:value-type="float" office:value="8.8692" calcext:value-type="float">
            <text:p>8.8692</text:p>
          </table:table-cell>
          <table:table-cell table:style-name="ce1" office:value-type="float" office:value="14.691" calcext:value-type="float">
            <text:p>14.691</text:p>
          </table:table-cell>
          <table:table-cell table:style-name="ce1" office:value-type="float" office:value="393.87" calcext:value-type="float">
            <text:p>393.87</text:p>
          </table:table-cell>
          <table:table-cell table:style-name="ce1" office:value-type="float" office:value="72.668" calcext:value-type="float">
            <text:p>72.668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"/>
          <table:table-cell table:style-name="Default" office:value-type="float" office:value="61.724895" calcext:value-type="float">
            <text:p>61.724895</text:p>
          </table:table-cell>
          <table:table-cell table:style-name="ce1" office:value-type="float" office:value="12.256" calcext:value-type="float">
            <text:p>12.256</text:p>
          </table:table-cell>
          <table:table-cell table:style-name="ce1" office:value-type="float" office:value="9.1113" calcext:value-type="float">
            <text:p>9.1113</text:p>
          </table:table-cell>
          <table:table-cell table:style-name="ce1" office:value-type="float" office:value="8.9987" calcext:value-type="float">
            <text:p>8.9987</text:p>
          </table:table-cell>
          <table:table-cell table:style-name="ce1" office:value-type="float" office:value="15.364" calcext:value-type="float">
            <text:p>15.364</text:p>
          </table:table-cell>
          <table:table-cell table:style-name="ce1" office:value-type="float" office:value="457.2" calcext:value-type="float">
            <text:p>457.2</text:p>
          </table:table-cell>
          <table:table-cell office:value-type="float" office:value="237.48" calcext:value-type="float">
            <text:p>237.48</text:p>
          </table:table-cell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62.641792" calcext:value-type="float">
            <text:p>62.641792</text:p>
          </table:table-cell>
          <table:table-cell table:style-name="ce1" office:value-type="float" office:value="12.115" calcext:value-type="float">
            <text:p>12.115</text:p>
          </table:table-cell>
          <table:table-cell table:style-name="ce1" office:value-type="float" office:value="9.066" calcext:value-type="float">
            <text:p>9.066</text:p>
          </table:table-cell>
          <table:table-cell table:style-name="ce1" office:value-type="float" office:value="8.9432" calcext:value-type="float">
            <text:p>8.9432</text:p>
          </table:table-cell>
          <table:table-cell table:style-name="ce1" office:value-type="float" office:value="15.331" calcext:value-type="float">
            <text:p>15.331</text:p>
          </table:table-cell>
          <table:table-cell table:style-name="ce1" office:value-type="float" office:value="464.82" calcext:value-type="float">
            <text:p>464.82</text:p>
          </table:table-cell>
          <table:table-cell office:value-type="float" office:value="245.9" calcext:value-type="float">
            <text:p>245.9</text:p>
          </table:table-cell>
          <table:table-cell table:style-name="ce2" table:number-columns-repeated="5"/>
          <table:table-cell table:style-name="ce1" table:number-columns-repeated="6"/>
          <table:table-cell table:style-name="ce2" table:number-columns-repeated="2"/>
          <table:table-cell table:style-name="ce1" table:number-columns-repeated="6"/>
          <table:table-cell table:number-columns-repeated="997"/>
        </table:table-row>
        <table:table-row table:style-name="ro1">
          <table:table-cell table:style-name="Default" table:number-columns-repeated="8"/>
          <table:table-cell table:style-name="ce1" table:number-columns-repeated="4"/>
          <table:table-cell table:style-name="ce2" table:number-columns-repeated="7"/>
          <table:table-cell table:style-name="ce1"/>
          <table:table-cell table:style-name="ce2"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63.8795917" calcext:value-type="float">
            <text:p>63.8795917</text:p>
          </table:table-cell>
          <table:table-cell table:style-name="ce3" table:formula="of:=AVERAGE([.C36:.C55])" office:value-type="float" office:value="12.24745" calcext:value-type="float">
            <text:p>12.24745</text:p>
          </table:table-cell>
          <table:table-cell table:style-name="ce3" table:formula="of:=AVERAGE([.D36:.D55])" office:value-type="float" office:value="9.07129" calcext:value-type="float">
            <text:p>9.07129</text:p>
          </table:table-cell>
          <table:table-cell table:style-name="ce3" table:formula="of:=AVERAGE([.E36:.E55])" office:value-type="float" office:value="8.945655" calcext:value-type="float">
            <text:p>8.945655</text:p>
          </table:table-cell>
          <table:table-cell table:style-name="ce3" table:formula="of:=AVERAGE([.F36:.F55])/1000" office:value-type="float" office:value="0.0148571" calcext:value-type="float">
            <text:p>0.0148571</text:p>
          </table:table-cell>
          <table:table-cell table:style-name="ce3" table:formula="of:=AVERAGE([.G36:.G55])/1000" office:value-type="float" office:value="0.433197" calcext:value-type="float">
            <text:p>0.433197</text:p>
          </table:table-cell>
          <table:table-cell table:style-name="ce3" table:formula="of:=AVERAGE([.H36:.H55])/1000" office:value-type="float" office:value="0.1541591" calcext:value-type="float">
            <text:p>0.1541591</text:p>
          </table:table-cell>
          <table:table-cell table:style-name="ce2" table:number-columns-repeated="4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2.63731808653472" calcext:value-type="float">
            <text:p>2.6373180865</text:p>
          </table:table-cell>
          <table:table-cell table:style-name="ce3" table:formula="of:=STDEV([.C36:.C55])" office:value-type="float" office:value="0.154831138918976" calcext:value-type="float">
            <text:p>0.1548311389</text:p>
          </table:table-cell>
          <table:table-cell table:style-name="ce3" table:formula="of:=STDEV([.D36:.D55])" office:value-type="float" office:value="0.0718878944497685" calcext:value-type="float">
            <text:p>0.0718878944</text:p>
          </table:table-cell>
          <table:table-cell table:style-name="ce3" table:formula="of:=STDEV([.E36:.E55])" office:value-type="float" office:value="0.0603288049817525" calcext:value-type="float">
            <text:p>0.060328805</text:p>
          </table:table-cell>
          <table:table-cell table:style-name="ce3" table:formula="of:=STDEV([.F36:.F55])/1000" office:value-type="float" office:value="0.00237562516758055" calcext:value-type="float">
            <text:p>0.0023756252</text:p>
          </table:table-cell>
          <table:table-cell table:style-name="ce3" table:formula="of:=STDEV([.G36:.G55])/1000" office:value-type="float" office:value="0.0661084252214735" calcext:value-type="float">
            <text:p>0.0661084252</text:p>
          </table:table-cell>
          <table:table-cell table:style-name="ce3" table:formula="of:=STDEV([.H36:.H55])/1000" office:value-type="float" office:value="0.0846904125922297" calcext:value-type="float">
            <text:p>0.0846904126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4.12857693098675" calcext:value-type="float">
            <text:p>4.128576931</text:p>
          </table:table-cell>
          <table:table-cell table:style-name="ce3" table:formula="of:=([.C58]/[.C57])*100" office:value-type="float" office:value="1.26419082273434" calcext:value-type="float">
            <text:p>1.2641908227</text:p>
          </table:table-cell>
          <table:table-cell table:style-name="ce3" table:formula="of:=([.D58]/[.D57])*100" office:value-type="float" office:value="0.792477083741877" calcext:value-type="float">
            <text:p>0.7924770837</text:p>
          </table:table-cell>
          <table:table-cell table:style-name="ce3" table:formula="of:=([.E58]/[.E57])*100" office:value-type="float" office:value="0.674392260619849" calcext:value-type="float">
            <text:p>0.6743922606</text:p>
          </table:table-cell>
          <table:table-cell table:style-name="ce3" table:formula="of:=([.F58]/[.F57])*100" office:value-type="float" office:value="15.9898309063044" calcext:value-type="float">
            <text:p>15.9898309063</text:p>
          </table:table-cell>
          <table:table-cell table:style-name="ce3" table:formula="of:=([.G58]/[.G57])*100" office:value-type="float" office:value="15.2605916526369" calcext:value-type="float">
            <text:p>15.2605916526</text:p>
          </table:table-cell>
          <table:table-cell table:style-name="ce3" table:formula="of:=([.H58]/[.H57])*100" office:value-type="float" office:value="54.9370180496836" calcext:value-type="float">
            <text:p>54.9370180497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384)/([.B57]*10^(-3)))/1000" office:value-type="float" office:value="18.0339286670801" calcext:value-type="float">
            <text:p>18.0339286671</text:p>
          </table:table-cell>
          <table:table-cell table:style-name="ce4" table:formula="of:=((3*384)/([.C57]*10^(-3)))/1000" office:value-type="float" office:value="94.0603962457491" calcext:value-type="float">
            <text:p>94.0603962457</text:p>
          </table:table-cell>
          <table:table-cell table:style-name="ce4" table:formula="of:=((3*384)/([.D57]*10^(-3)))/1000" office:value-type="float" office:value="126.994065893605" calcext:value-type="float">
            <text:p>126.9940658936</text:p>
          </table:table-cell>
          <table:table-cell table:style-name="ce4" table:formula="of:=((3*384)/([.E57]*10^(-3)))/1000" office:value-type="float" office:value="128.77760208727" calcext:value-type="float">
            <text:p>128.7776020873</text:p>
          </table:table-cell>
          <table:table-cell table:style-name="ce4" table:formula="of:=((3*384)/([.F57]*10^(-3)))/1000" office:value-type="float" office:value="77538.6852077458" calcext:value-type="float">
            <text:p>77538.6852077458</text:p>
          </table:table-cell>
          <table:table-cell table:style-name="ce4" table:formula="of:=((3*384)/([.G57]*10^(-3)))/1000" office:value-type="float" office:value="2659.29819458584" calcext:value-type="float">
            <text:p>2659.2981945858</text:p>
          </table:table-cell>
          <table:table-cell table:style-name="ce4" table:formula="of:=((3*384)/([.H57]*10^(-3)))/1000" office:value-type="float" office:value="7472.79920549614" calcext:value-type="float">
            <text:p>7472.7992054961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Default"/>
          <table:table-cell table:style-name="ce1" office:value-type="float" office:value="5214.28571428571" calcext:value-type="float">
            <text:p>5214.2857142857</text:p>
          </table:table-cell>
          <table:table-cell table:style-name="Default" table:number-columns-repeated="5"/>
          <table:table-cell table:style-name="ce1" table:formula="of:=[.C57]+[.D57]+[.E57]" office:value-type="float" office:value="30.264395" calcext:value-type="float">
            <text:p>30.264395</text:p>
          </table:table-cell>
          <table:table-cell table:style-name="ce1" table:number-columns-repeated="5"/>
          <table:table-cell table:style-name="ce2" table:number-columns-repeated="5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1"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65.658241" calcext:value-type="float">
            <text:p>65.658241</text:p>
          </table:table-cell>
          <table:table-cell table:style-name="ce1" office:value-type="float" office:value="26.386" calcext:value-type="float">
            <text:p>26.386</text:p>
          </table:table-cell>
          <table:table-cell table:style-name="ce1" office:value-type="float" office:value="9.986" calcext:value-type="float">
            <text:p>9.986</text:p>
          </table:table-cell>
          <table:table-cell table:style-name="ce1" office:value-type="float" office:value="9.2502" calcext:value-type="float">
            <text:p>9.2502</text:p>
          </table:table-cell>
          <table:table-cell table:style-name="ce1" office:value-type="float" office:value="20.965" calcext:value-type="float">
            <text:p>20.965</text:p>
          </table:table-cell>
          <table:table-cell table:style-name="ce1" office:value-type="float" office:value="384.68" calcext:value-type="float">
            <text:p>384.68</text:p>
          </table:table-cell>
          <table:table-cell table:style-name="ce1" office:value-type="float" office:value="128.9" calcext:value-type="float">
            <text:p>128.9</text:p>
          </table:table-cell>
          <table:table-cell table:style-name="ce1"/>
          <table:table-cell table:style-name="ce1" office:value-type="string" calcext:value-type="string">
            <text:p>FB_metrics</text:p>
          </table:table-cell>
          <table:table-cell table:style-name="ce6" office:value-type="percentage" office:value="0.5" calcext:value-type="percentage">
            <text:p>50.00%</text:p>
          </table:table-cell>
          <table:table-cell table:style-name="ce12" office:value-type="percentage" office:value="0.9513" calcext:value-type="percentage">
            <text:p>95.13%</text:p>
          </table:table-cell>
          <table:table-cell table:style-name="ce12" office:value-type="percentage" office:value="0.0156" calcext:value-type="percentage">
            <text:p>1.56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63.98" calcext:value-type="float">
            <text:p>63.98</text:p>
          </table:table-cell>
          <table:table-cell table:style-name="ce1" office:value-type="float" office:value="26.438" calcext:value-type="float">
            <text:p>26.438</text:p>
          </table:table-cell>
          <table:table-cell table:style-name="ce1" office:value-type="float" office:value="9.8864" calcext:value-type="float">
            <text:p>9.8864</text:p>
          </table:table-cell>
          <table:table-cell table:style-name="ce1" office:value-type="float" office:value="9.4293" calcext:value-type="float">
            <text:p>9.4293</text:p>
          </table:table-cell>
          <table:table-cell table:style-name="ce1" office:value-type="float" office:value="20.968" calcext:value-type="float">
            <text:p>20.968</text:p>
          </table:table-cell>
          <table:table-cell table:style-name="ce1" office:value-type="float" office:value="311.82" calcext:value-type="float">
            <text:p>311.82</text:p>
          </table:table-cell>
          <table:table-cell table:style-name="ce1" office:value-type="float" office:value="168.63" calcext:value-type="float">
            <text:p>168.63</text:p>
          </table:table-cell>
          <table:table-cell table:style-name="ce1"/>
          <table:table-cell table:style-name="ce1" office:value-type="string" calcext:value-type="string">
            <text:p>CN</text:p>
          </table:table-cell>
          <table:table-cell table:style-name="ce6"/>
          <table:table-cell table:style-name="ce12" office:value-type="percentage" office:value="0.9013" calcext:value-type="percentage">
            <text:p>90.13%</text:p>
          </table:table-cell>
          <table:table-cell table:style-name="ce6" office:value-type="percentage" office:value="0.0312" calcext:value-type="percentage">
            <text:p>3.12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65.039459" calcext:value-type="float">
            <text:p>65.039459</text:p>
          </table:table-cell>
          <table:table-cell table:style-name="ce1" office:value-type="float" office:value="26.451" calcext:value-type="float">
            <text:p>26.451</text:p>
          </table:table-cell>
          <table:table-cell table:style-name="ce1" office:value-type="float" office:value="9.9814" calcext:value-type="float">
            <text:p>9.9814</text:p>
          </table:table-cell>
          <table:table-cell table:style-name="ce1" office:value-type="float" office:value="9.3618" calcext:value-type="float">
            <text:p>9.3618</text:p>
          </table:table-cell>
          <table:table-cell table:style-name="ce1" office:value-type="float" office:value="21.285" calcext:value-type="float">
            <text:p>21.285</text:p>
          </table:table-cell>
          <table:table-cell table:style-name="ce1" office:value-type="float" office:value="368.44" calcext:value-type="float">
            <text:p>368.44</text:p>
          </table:table-cell>
          <table:table-cell table:style-name="ce1" office:value-type="float" office:value="70.873" calcext:value-type="float">
            <text:p>70.873</text:p>
          </table:table-cell>
          <table:table-cell/>
          <table:table-cell table:style-name="ce1" office:value-type="string" calcext:value-type="string">
            <text:p>VN</text:p>
          </table:table-cell>
          <table:table-cell table:style-name="ce6"/>
          <table:table-cell table:style-name="ce12" office:value-type="percentage" office:value="0.8872" calcext:value-type="percentage">
            <text:p>88.72%</text:p>
          </table:table-cell>
          <table:table-cell table:style-name="ce12" office:value-type="percentage" office:value="0.0234" calcext:value-type="percentage">
            <text:p>2.34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59.770306" calcext:value-type="float">
            <text:p>59.770306</text:p>
          </table:table-cell>
          <table:table-cell table:style-name="ce1" office:value-type="float" office:value="27.559" calcext:value-type="float">
            <text:p>27.559</text:p>
          </table:table-cell>
          <table:table-cell table:style-name="ce1" office:value-type="float" office:value="9.9813" calcext:value-type="float">
            <text:p>9.9813</text:p>
          </table:table-cell>
          <table:table-cell table:style-name="ce1" office:value-type="float" office:value="9.4235" calcext:value-type="float">
            <text:p>9.4235</text:p>
          </table:table-cell>
          <table:table-cell table:style-name="ce1" office:value-type="float" office:value="20.518" calcext:value-type="float">
            <text:p>20.518</text:p>
          </table:table-cell>
          <table:table-cell table:style-name="ce1" office:value-type="float" office:value="383.95" calcext:value-type="float">
            <text:p>383.95</text:p>
          </table:table-cell>
          <table:table-cell table:style-name="ce1" office:value-type="float" office:value="70.297" calcext:value-type="float">
            <text:p>70.297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66.368637" calcext:value-type="float">
            <text:p>66.368637</text:p>
          </table:table-cell>
          <table:table-cell table:style-name="ce1" office:value-type="float" office:value="26.72" calcext:value-type="float">
            <text:p>26.72</text:p>
          </table:table-cell>
          <table:table-cell table:style-name="ce1" office:value-type="float" office:value="9.9795" calcext:value-type="float">
            <text:p>9.9795</text:p>
          </table:table-cell>
          <table:table-cell table:style-name="ce1" office:value-type="float" office:value="9.4287" calcext:value-type="float">
            <text:p>9.4287</text:p>
          </table:table-cell>
          <table:table-cell table:style-name="ce1" office:value-type="float" office:value="21.127" calcext:value-type="float">
            <text:p>21.127</text:p>
          </table:table-cell>
          <table:table-cell table:style-name="ce1" office:value-type="float" office:value="307.97" calcext:value-type="float">
            <text:p>307.97</text:p>
          </table:table-cell>
          <table:table-cell table:style-name="ce1" office:value-type="float" office:value="101.76" calcext:value-type="float">
            <text:p>101.7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6.551041" calcext:value-type="float">
            <text:p>66.551041</text:p>
          </table:table-cell>
          <table:table-cell table:style-name="ce1" office:value-type="float" office:value="26.292" calcext:value-type="float">
            <text:p>26.292</text:p>
          </table:table-cell>
          <table:table-cell table:style-name="ce1" office:value-type="float" office:value="9.9601" calcext:value-type="float">
            <text:p>9.9601</text:p>
          </table:table-cell>
          <table:table-cell table:style-name="ce1" office:value-type="float" office:value="9.4618" calcext:value-type="float">
            <text:p>9.4618</text:p>
          </table:table-cell>
          <table:table-cell table:style-name="ce1" office:value-type="float" office:value="21.061" calcext:value-type="float">
            <text:p>21.061</text:p>
          </table:table-cell>
          <table:table-cell table:style-name="ce1" office:value-type="float" office:value="386.8" calcext:value-type="float">
            <text:p>386.8</text:p>
          </table:table-cell>
          <table:table-cell table:style-name="ce1" office:value-type="float" office:value="169.52" calcext:value-type="float">
            <text:p>169.5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4.906403" calcext:value-type="float">
            <text:p>64.906403</text:p>
          </table:table-cell>
          <table:table-cell table:style-name="ce2" office:value-type="float" office:value="26.286" calcext:value-type="float">
            <text:p>26.286</text:p>
          </table:table-cell>
          <table:table-cell table:style-name="ce2" office:value-type="float" office:value="9.8576" calcext:value-type="float">
            <text:p>9.8576</text:p>
          </table:table-cell>
          <table:table-cell table:style-name="ce1" office:value-type="float" office:value="9.6272" calcext:value-type="float">
            <text:p>9.6272</text:p>
          </table:table-cell>
          <table:table-cell table:style-name="ce1" office:value-type="float" office:value="20.806" calcext:value-type="float">
            <text:p>20.806</text:p>
          </table:table-cell>
          <table:table-cell table:style-name="ce1" office:value-type="float" office:value="387.97" calcext:value-type="float">
            <text:p>387.97</text:p>
          </table:table-cell>
          <table:table-cell table:style-name="ce1" office:value-type="float" office:value="70.838" calcext:value-type="float">
            <text:p>70.838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71.026558" calcext:value-type="float">
            <text:p>71.026558</text:p>
          </table:table-cell>
          <table:table-cell table:style-name="ce1" office:value-type="float" office:value="26.407" calcext:value-type="float">
            <text:p>26.407</text:p>
          </table:table-cell>
          <table:table-cell table:style-name="ce1" office:value-type="float" office:value="9.8104" calcext:value-type="float">
            <text:p>9.8104</text:p>
          </table:table-cell>
          <table:table-cell table:style-name="ce1" office:value-type="float" office:value="9.501" calcext:value-type="float">
            <text:p>9.501</text:p>
          </table:table-cell>
          <table:table-cell table:style-name="ce1" office:value-type="float" office:value="20.326" calcext:value-type="float">
            <text:p>20.326</text:p>
          </table:table-cell>
          <table:table-cell table:style-name="ce1" office:value-type="float" office:value="304.17" calcext:value-type="float">
            <text:p>304.17</text:p>
          </table:table-cell>
          <table:table-cell table:style-name="ce1" office:value-type="float" office:value="71.346" calcext:value-type="float">
            <text:p>71.346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63.502399" calcext:value-type="float">
            <text:p>63.502399</text:p>
          </table:table-cell>
          <table:table-cell table:style-name="ce2" office:value-type="float" office:value="26.629" calcext:value-type="float">
            <text:p>26.629</text:p>
          </table:table-cell>
          <table:table-cell table:style-name="ce2" office:value-type="float" office:value="9.9466" calcext:value-type="float">
            <text:p>9.9466</text:p>
          </table:table-cell>
          <table:table-cell table:style-name="ce2" office:value-type="float" office:value="9.4662" calcext:value-type="float">
            <text:p>9.4662</text:p>
          </table:table-cell>
          <table:table-cell table:style-name="ce2" office:value-type="float" office:value="20.966" calcext:value-type="float">
            <text:p>20.966</text:p>
          </table:table-cell>
          <table:table-cell table:style-name="ce2" office:value-type="float" office:value="308.13" calcext:value-type="float">
            <text:p>308.13</text:p>
          </table:table-cell>
          <table:table-cell table:style-name="ce1" office:value-type="float" office:value="72.798" calcext:value-type="float">
            <text:p>72.79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59.089569" calcext:value-type="float">
            <text:p>59.089569</text:p>
          </table:table-cell>
          <table:table-cell table:style-name="ce2" office:value-type="float" office:value="26.864" calcext:value-type="float">
            <text:p>26.864</text:p>
          </table:table-cell>
          <table:table-cell table:style-name="ce2" office:value-type="float" office:value="9.7222" calcext:value-type="float">
            <text:p>9.7222</text:p>
          </table:table-cell>
          <table:table-cell table:style-name="ce2" office:value-type="float" office:value="9.4311" calcext:value-type="float">
            <text:p>9.4311</text:p>
          </table:table-cell>
          <table:table-cell table:style-name="ce2" office:value-type="float" office:value="21.639" calcext:value-type="float">
            <text:p>21.639</text:p>
          </table:table-cell>
          <table:table-cell table:style-name="ce2" office:value-type="float" office:value="306.82" calcext:value-type="float">
            <text:p>306.82</text:p>
          </table:table-cell>
          <table:table-cell table:style-name="ce1" office:value-type="float" office:value="167.47" calcext:value-type="float">
            <text:p>167.4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6.14045" calcext:value-type="float">
            <text:p>66.14045</text:p>
          </table:table-cell>
          <table:table-cell table:style-name="ce2" office:value-type="float" office:value="26.402" calcext:value-type="float">
            <text:p>26.402</text:p>
          </table:table-cell>
          <table:table-cell table:style-name="ce2" office:value-type="float" office:value="9.8694" calcext:value-type="float">
            <text:p>9.8694</text:p>
          </table:table-cell>
          <table:table-cell table:style-name="ce2" office:value-type="float" office:value="9.3418" calcext:value-type="float">
            <text:p>9.3418</text:p>
          </table:table-cell>
          <table:table-cell table:style-name="ce2" office:value-type="float" office:value="20.037" calcext:value-type="float">
            <text:p>20.037</text:p>
          </table:table-cell>
          <table:table-cell table:style-name="ce2" office:value-type="float" office:value="383.12" calcext:value-type="float">
            <text:p>383.12</text:p>
          </table:table-cell>
          <table:table-cell table:style-name="ce2" office:value-type="float" office:value="70.772" calcext:value-type="float">
            <text:p>70.77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0.149311" calcext:value-type="float">
            <text:p>60.149311</text:p>
          </table:table-cell>
          <table:table-cell table:style-name="ce2" office:value-type="float" office:value="26.742" calcext:value-type="float">
            <text:p>26.742</text:p>
          </table:table-cell>
          <table:table-cell table:style-name="ce2" office:value-type="float" office:value="9.712" calcext:value-type="float">
            <text:p>9.712</text:p>
          </table:table-cell>
          <table:table-cell table:style-name="ce2" office:value-type="float" office:value="9.3263" calcext:value-type="float">
            <text:p>9.3263</text:p>
          </table:table-cell>
          <table:table-cell table:style-name="ce2" office:value-type="float" office:value="20.742" calcext:value-type="float">
            <text:p>20.742</text:p>
          </table:table-cell>
          <table:table-cell table:style-name="ce2" office:value-type="float" office:value="305.67" calcext:value-type="float">
            <text:p>305.67</text:p>
          </table:table-cell>
          <table:table-cell table:style-name="ce2" office:value-type="float" office:value="101.44" calcext:value-type="float">
            <text:p>101.4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4.526077" calcext:value-type="float">
            <text:p>64.526077</text:p>
          </table:table-cell>
          <table:table-cell table:style-name="ce2" office:value-type="float" office:value="26.276" calcext:value-type="float">
            <text:p>26.276</text:p>
          </table:table-cell>
          <table:table-cell table:style-name="ce2" office:value-type="float" office:value="9.8087" calcext:value-type="float">
            <text:p>9.8087</text:p>
          </table:table-cell>
          <table:table-cell table:style-name="ce2" office:value-type="float" office:value="9.4404" calcext:value-type="float">
            <text:p>9.4404</text:p>
          </table:table-cell>
          <table:table-cell table:style-name="ce2" office:value-type="float" office:value="8.995" calcext:value-type="float">
            <text:p>8.995</text:p>
          </table:table-cell>
          <table:table-cell table:style-name="ce2" office:value-type="float" office:value="300.16" calcext:value-type="float">
            <text:p>300.16</text:p>
          </table:table-cell>
          <table:table-cell table:style-name="ce2" office:value-type="float" office:value="170.32" calcext:value-type="float">
            <text:p>170.3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3.080032" calcext:value-type="float">
            <text:p>63.080032</text:p>
          </table:table-cell>
          <table:table-cell table:style-name="ce2" office:value-type="float" office:value="26.343" calcext:value-type="float">
            <text:p>26.343</text:p>
          </table:table-cell>
          <table:table-cell table:style-name="ce2" office:value-type="float" office:value="9.8487" calcext:value-type="float">
            <text:p>9.8487</text:p>
          </table:table-cell>
          <table:table-cell table:style-name="ce2" office:value-type="float" office:value="9.4371" calcext:value-type="float">
            <text:p>9.4371</text:p>
          </table:table-cell>
          <table:table-cell table:style-name="ce2" office:value-type="float" office:value="20.772" calcext:value-type="float">
            <text:p>20.772</text:p>
          </table:table-cell>
          <table:table-cell table:style-name="ce2" office:value-type="float" office:value="307.6" calcext:value-type="float">
            <text:p>307.6</text:p>
          </table:table-cell>
          <table:table-cell table:style-name="ce2" office:value-type="float" office:value="66.83" calcext:value-type="float">
            <text:p>66.8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6.198883" calcext:value-type="float">
            <text:p>66.198883</text:p>
          </table:table-cell>
          <table:table-cell table:style-name="ce2" office:value-type="float" office:value="26.533" calcext:value-type="float">
            <text:p>26.533</text:p>
          </table:table-cell>
          <table:table-cell table:style-name="ce2" office:value-type="float" office:value="9.881" calcext:value-type="float">
            <text:p>9.881</text:p>
          </table:table-cell>
          <table:table-cell table:style-name="ce2" office:value-type="float" office:value="9.3968" calcext:value-type="float">
            <text:p>9.3968</text:p>
          </table:table-cell>
          <table:table-cell table:style-name="ce2" office:value-type="float" office:value="20.87" calcext:value-type="float">
            <text:p>20.87</text:p>
          </table:table-cell>
          <table:table-cell table:style-name="ce2" office:value-type="float" office:value="306.65" calcext:value-type="float">
            <text:p>306.65</text:p>
          </table:table-cell>
          <table:table-cell table:style-name="ce2" office:value-type="float" office:value="69.425" calcext:value-type="float">
            <text:p>69.42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5.53344" calcext:value-type="float">
            <text:p>65.53344</text:p>
          </table:table-cell>
          <table:table-cell table:style-name="ce1" office:value-type="float" office:value="26.534" calcext:value-type="float">
            <text:p>26.534</text:p>
          </table:table-cell>
          <table:table-cell table:style-name="ce1" office:value-type="float" office:value="9.8236" calcext:value-type="float">
            <text:p>9.8236</text:p>
          </table:table-cell>
          <table:table-cell table:style-name="ce1" office:value-type="float" office:value="9.4666" calcext:value-type="float">
            <text:p>9.4666</text:p>
          </table:table-cell>
          <table:table-cell table:style-name="ce1" office:value-type="float" office:value="20.486" calcext:value-type="float">
            <text:p>20.486</text:p>
          </table:table-cell>
          <table:table-cell table:style-name="ce1" office:value-type="float" office:value="308.08" calcext:value-type="float">
            <text:p>308.08</text:p>
          </table:table-cell>
          <table:table-cell table:style-name="ce2" office:value-type="float" office:value="65.747" calcext:value-type="float">
            <text:p>65.74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3.975361" calcext:value-type="float">
            <text:p>63.975361</text:p>
          </table:table-cell>
          <table:table-cell table:style-name="ce1" office:value-type="float" office:value="27.347" calcext:value-type="float">
            <text:p>27.347</text:p>
          </table:table-cell>
          <table:table-cell table:style-name="ce1" office:value-type="float" office:value="9.813" calcext:value-type="float">
            <text:p>9.813</text:p>
          </table:table-cell>
          <table:table-cell table:style-name="ce1" office:value-type="float" office:value="9.4415" calcext:value-type="float">
            <text:p>9.4415</text:p>
          </table:table-cell>
          <table:table-cell table:style-name="ce1" office:value-type="float" office:value="20.807" calcext:value-type="float">
            <text:p>20.807</text:p>
          </table:table-cell>
          <table:table-cell table:style-name="ce1" office:value-type="float" office:value="381.98" calcext:value-type="float">
            <text:p>381.98</text:p>
          </table:table-cell>
          <table:table-cell table:style-name="ce2" office:value-type="float" office:value="70.838" calcext:value-type="float">
            <text:p>70.83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3.925888" calcext:value-type="float">
            <text:p>63.925888</text:p>
          </table:table-cell>
          <table:table-cell table:style-name="ce1" office:value-type="float" office:value="26.646" calcext:value-type="float">
            <text:p>26.646</text:p>
          </table:table-cell>
          <table:table-cell table:style-name="ce1" office:value-type="float" office:value="9.8549" calcext:value-type="float">
            <text:p>9.8549</text:p>
          </table:table-cell>
          <table:table-cell table:style-name="ce1" office:value-type="float" office:value="9.533" calcext:value-type="float">
            <text:p>9.533</text:p>
          </table:table-cell>
          <table:table-cell table:style-name="ce1" office:value-type="float" office:value="20.806" calcext:value-type="float">
            <text:p>20.806</text:p>
          </table:table-cell>
          <table:table-cell table:style-name="ce1" office:value-type="float" office:value="302.81" calcext:value-type="float">
            <text:p>302.81</text:p>
          </table:table-cell>
          <table:table-cell table:style-name="ce1" office:value-type="float" office:value="166.54" calcext:value-type="float">
            <text:p>166.5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61.431072" calcext:value-type="float">
            <text:p>61.431072</text:p>
          </table:table-cell>
          <table:table-cell table:style-name="ce1" office:value-type="float" office:value="26.318" calcext:value-type="float">
            <text:p>26.318</text:p>
          </table:table-cell>
          <table:table-cell table:style-name="ce1" office:value-type="float" office:value="9.86" calcext:value-type="float">
            <text:p>9.86</text:p>
          </table:table-cell>
          <table:table-cell table:style-name="ce1" office:value-type="float" office:value="9.4264" calcext:value-type="float">
            <text:p>9.4264</text:p>
          </table:table-cell>
          <table:table-cell table:style-name="ce1" office:value-type="float" office:value="20.583" calcext:value-type="float">
            <text:p>20.583</text:p>
          </table:table-cell>
          <table:table-cell table:style-name="ce1" office:value-type="float" office:value="308.74" calcext:value-type="float">
            <text:p>308.74</text:p>
          </table:table-cell>
          <table:table-cell office:value-type="float" office:value="69.788" calcext:value-type="float">
            <text:p>69.78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71.970047" calcext:value-type="float">
            <text:p>71.970047</text:p>
          </table:table-cell>
          <table:table-cell table:style-name="ce1" office:value-type="float" office:value="26.588" calcext:value-type="float">
            <text:p>26.588</text:p>
          </table:table-cell>
          <table:table-cell table:style-name="ce1" office:value-type="float" office:value="9.9279" calcext:value-type="float">
            <text:p>9.9279</text:p>
          </table:table-cell>
          <table:table-cell table:style-name="ce1" office:value-type="float" office:value="9.5472" calcext:value-type="float">
            <text:p>9.5472</text:p>
          </table:table-cell>
          <table:table-cell table:style-name="ce1" office:value-type="float" office:value="21.095" calcext:value-type="float">
            <text:p>21.095</text:p>
          </table:table-cell>
          <table:table-cell table:style-name="ce1" office:value-type="float" office:value="369.18" calcext:value-type="float">
            <text:p>369.18</text:p>
          </table:table-cell>
          <table:table-cell office:value-type="float" office:value="71.314" calcext:value-type="float">
            <text:p>71.314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float" office:value="64.6411587" calcext:value-type="float">
            <text:p>64.6411587</text:p>
          </table:table-cell>
          <table:table-cell table:style-name="ce3" table:formula="of:=AVERAGE([.C66:.C85])" office:value-type="float" office:value="26.58805" calcext:value-type="float">
            <text:p>26.58805</text:p>
          </table:table-cell>
          <table:table-cell table:style-name="ce3" table:formula="of:=AVERAGE([.D66:.D85])" office:value-type="float" office:value="9.875535" calcext:value-type="float">
            <text:p>9.875535</text:p>
          </table:table-cell>
          <table:table-cell table:style-name="ce3" table:formula="of:=AVERAGE([.E66:.E85])" office:value-type="float" office:value="9.436895" calcext:value-type="float">
            <text:p>9.436895</text:p>
          </table:table-cell>
          <table:table-cell table:style-name="ce3" table:formula="of:=AVERAGE([.F66:.F85])/1000" office:value-type="float" office:value="0.0202427" calcext:value-type="float">
            <text:p>0.0202427</text:p>
          </table:table-cell>
          <table:table-cell table:style-name="ce3" table:formula="of:=AVERAGE([.G66:.G85])/1000" office:value-type="float" office:value="0.336237" calcext:value-type="float">
            <text:p>0.336237</text:p>
          </table:table-cell>
          <table:table-cell table:style-name="ce3" table:formula="of:=AVERAGE([.H66:.H85])/1000" office:value-type="float" office:value="0.1007723" calcext:value-type="float">
            <text:p>0.10077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float" office:value="3.22830923000839" calcext:value-type="float">
            <text:p>3.22830923</text:p>
          </table:table-cell>
          <table:table-cell table:style-name="ce3" table:formula="of:=STDEV([.C66:.C85])" office:value-type="float" office:value="0.340722371162397" calcext:value-type="float">
            <text:p>0.3407223712</text:p>
          </table:table-cell>
          <table:table-cell table:style-name="ce3" table:formula="of:=STDEV([.D66:.D85])" office:value-type="float" office:value="0.0820191202034463" calcext:value-type="float">
            <text:p>0.0820191202</text:p>
          </table:table-cell>
          <table:table-cell table:style-name="ce3" table:formula="of:=STDEV([.E66:.E85])" office:value-type="float" office:value="0.0820615845441382" calcext:value-type="float">
            <text:p>0.0820615845</text:p>
          </table:table-cell>
          <table:table-cell table:style-name="ce3" table:formula="of:=STDEV([.F66:.F85])/1000" office:value-type="float" office:value="0.00267022380493116" calcext:value-type="float">
            <text:p>0.0026702238</text:p>
          </table:table-cell>
          <table:table-cell table:style-name="ce3" table:formula="of:=STDEV([.G66:.G85])/1000" office:value-type="float" office:value="0.0376587040473556" calcext:value-type="float">
            <text:p>0.037658704</text:p>
          </table:table-cell>
          <table:table-cell table:style-name="ce3" table:formula="of:=STDEV([.H66:.H85])/1000" office:value-type="float" office:value="0.042973066753736" calcext:value-type="float">
            <text:p>0.042973066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float" office:value="4.99420074598445" calcext:value-type="float">
            <text:p>4.994200746</text:p>
          </table:table-cell>
          <table:table-cell table:style-name="ce3" table:formula="of:=([.C88]/[.C87])*100" office:value-type="float" office:value="1.28148687535339" calcext:value-type="float">
            <text:p>1.2814868754</text:p>
          </table:table-cell>
          <table:table-cell table:style-name="ce3" table:formula="of:=([.D88]/[.D87])*100" office:value-type="float" office:value="0.830528373434415" calcext:value-type="float">
            <text:p>0.8305283734</text:p>
          </table:table-cell>
          <table:table-cell table:style-name="ce3" table:formula="of:=([.E88]/[.E87])*100" office:value-type="float" office:value="0.869582469065707" calcext:value-type="float">
            <text:p>0.8695824691</text:p>
          </table:table-cell>
          <table:table-cell table:style-name="ce3" table:formula="of:=([.F88]/[.F87])*100" office:value-type="float" office:value="13.1910456852651" calcext:value-type="float">
            <text:p>13.1910456853</text:p>
          </table:table-cell>
          <table:table-cell table:style-name="ce3" table:formula="of:=([.G88]/[.G87])*100" office:value-type="float" office:value="11.2000475995668" calcext:value-type="float">
            <text:p>11.2000475996</text:p>
          </table:table-cell>
          <table:table-cell table:style-name="ce3" table:formula="of:=([.H88]/[.H87])*100" office:value-type="float" office:value="42.6437292328706" calcext:value-type="float">
            <text:p>42.643729232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84)/([.B87]*10^(-3)))/1000" office:value-type="float" office:value="23.7619502943718" calcext:value-type="float">
            <text:p>23.7619502944</text:p>
          </table:table-cell>
          <table:table-cell table:style-name="ce4" table:formula="of:=((4*384)/([.C87]*10^(-3)))/1000" office:value-type="float" office:value="57.7703141072775" calcext:value-type="float">
            <text:p>57.7703141073</text:p>
          </table:table-cell>
          <table:table-cell table:style-name="ce4" table:formula="of:=((4*384)/([.D87]*10^(-3)))/1000" office:value-type="float" office:value="155.535877296774" calcext:value-type="float">
            <text:p>155.5358772968</text:p>
          </table:table-cell>
          <table:table-cell table:style-name="ce4" table:formula="of:=((4*384)/([.E87]*10^(-3)))/1000" office:value-type="float" office:value="162.765401119754" calcext:value-type="float">
            <text:p>162.7654011198</text:p>
          </table:table-cell>
          <table:table-cell table:style-name="ce4" table:formula="of:=((4*384)/([.F87]*10^(-3)))/1000" office:value-type="float" office:value="75879.205837166" calcext:value-type="float">
            <text:p>75879.205837166</text:p>
          </table:table-cell>
          <table:table-cell table:style-name="ce4" table:formula="of:=((4*384)/([.G87]*10^(-3)))/1000" office:value-type="float" office:value="4568.20635444642" calcext:value-type="float">
            <text:p>4568.2063544464</text:p>
          </table:table-cell>
          <table:table-cell table:style-name="ce4" table:formula="of:=((4*384)/([.H87]*10^(-3)))/1000" office:value-type="float" office:value="15242.2838418891" calcext:value-type="float">
            <text:p>15242.283841889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87]+[.D87]+[.E87]" office:value-type="float" office:value="45.90048" calcext:value-type="float">
            <text:p>45.9004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number-columns-repeated="1016"/>
        </table:table-row>
        <table:table-row table:style-name="ro1">
          <table:table-cell table:style-name="ce6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87.174622" calcext:value-type="float">
            <text:p>87.174622</text:p>
          </table:table-cell>
          <table:table-cell table:style-name="Default" office:value-type="float" office:value="44.64" calcext:value-type="float">
            <text:p>44.64</text:p>
          </table:table-cell>
          <table:table-cell table:style-name="ce1" office:value-type="float" office:value="17.893" calcext:value-type="float">
            <text:p>17.893</text:p>
          </table:table-cell>
          <table:table-cell table:style-name="ce1" office:value-type="float" office:value="9.4223" calcext:value-type="float">
            <text:p>9.4223</text:p>
          </table:table-cell>
          <table:table-cell table:style-name="ce1" office:value-type="float" office:value="30.311" calcext:value-type="float">
            <text:p>30.311</text:p>
          </table:table-cell>
          <table:table-cell table:style-name="ce1" office:value-type="float" office:value="298.87" calcext:value-type="float">
            <text:p>298.87</text:p>
          </table:table-cell>
          <table:table-cell table:style-name="ce1" office:value-type="float" office:value="107.64" calcext:value-type="float">
            <text:p>107.64</text:p>
          </table:table-cell>
          <table:table-cell/>
          <table:table-cell table:style-name="ce1" office:value-type="string" calcext:value-type="string">
            <text:p>FB_metrics</text:p>
          </table:table-cell>
          <table:table-cell table:style-name="ce6"/>
          <table:table-cell table:style-name="ce12" office:value-type="percentage" office:value="0.4835" calcext:value-type="percentage">
            <text:p>48.35%</text:p>
          </table:table-cell>
          <table:table-cell table:style-name="ce12" office:value-type="percentage" office:value="0.0312" calcext:value-type="percentage">
            <text:p>3.12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66.430046" calcext:value-type="float">
            <text:p>66.430046</text:p>
          </table:table-cell>
          <table:table-cell table:style-name="ce1" office:value-type="float" office:value="43.824" calcext:value-type="float">
            <text:p>43.824</text:p>
          </table:table-cell>
          <table:table-cell table:style-name="ce1" office:value-type="float" office:value="17.033" calcext:value-type="float">
            <text:p>17.033</text:p>
          </table:table-cell>
          <table:table-cell table:style-name="ce1" office:value-type="float" office:value="9.9546" calcext:value-type="float">
            <text:p>9.9546</text:p>
          </table:table-cell>
          <table:table-cell table:style-name="ce1" office:value-type="float" office:value="30.247" calcext:value-type="float">
            <text:p>30.247</text:p>
          </table:table-cell>
          <table:table-cell table:style-name="ce1" office:value-type="float" office:value="298.44" calcext:value-type="float">
            <text:p>298.44</text:p>
          </table:table-cell>
          <table:table-cell table:style-name="ce1" office:value-type="float" office:value="217.15" calcext:value-type="float">
            <text:p>217.15</text:p>
          </table:table-cell>
          <table:table-cell/>
          <table:table-cell table:style-name="ce1" office:value-type="string" calcext:value-type="string">
            <text:p>CN</text:p>
          </table:table-cell>
          <table:table-cell table:style-name="ce6"/>
          <table:table-cell table:style-name="ce12" office:value-type="percentage" office:value="0.9329" calcext:value-type="percentage">
            <text:p>93.29%</text:p>
          </table:table-cell>
          <table:table-cell table:style-name="ce6" office:value-type="percentage" office:value="0.0468" calcext:value-type="percentage">
            <text:p>4.68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72.413437" calcext:value-type="float">
            <text:p>72.413437</text:p>
          </table:table-cell>
          <table:table-cell table:style-name="ce1" office:value-type="float" office:value="43.691" calcext:value-type="float">
            <text:p>43.691</text:p>
          </table:table-cell>
          <table:table-cell table:style-name="ce1" office:value-type="float" office:value="17.807" calcext:value-type="float">
            <text:p>17.807</text:p>
          </table:table-cell>
          <table:table-cell table:style-name="ce1" office:value-type="float" office:value="9.7213" calcext:value-type="float">
            <text:p>9.7213</text:p>
          </table:table-cell>
          <table:table-cell table:style-name="ce1" office:value-type="float" office:value="30.44" calcext:value-type="float">
            <text:p>30.44</text:p>
          </table:table-cell>
          <table:table-cell table:style-name="ce1" office:value-type="float" office:value="292.33" calcext:value-type="float">
            <text:p>292.33</text:p>
          </table:table-cell>
          <table:table-cell table:style-name="ce1" office:value-type="float" office:value="221.69" calcext:value-type="float">
            <text:p>221.69</text:p>
          </table:table-cell>
          <table:table-cell/>
          <table:table-cell table:style-name="ce1" office:value-type="string" calcext:value-type="string">
            <text:p>VN</text:p>
          </table:table-cell>
          <table:table-cell table:style-name="ce6"/>
          <table:table-cell table:style-name="ce12" office:value-type="percentage" office:value="0.885" calcext:value-type="percentage">
            <text:p>88.50%</text:p>
          </table:table-cell>
          <table:table-cell table:style-name="ce12" office:value-type="percentage" office:value="0.0468" calcext:value-type="percentage">
            <text:p>4.68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61.971649" calcext:value-type="float">
            <text:p>61.971649</text:p>
          </table:table-cell>
          <table:table-cell table:style-name="ce1" office:value-type="float" office:value="44.075" calcext:value-type="float">
            <text:p>44.075</text:p>
          </table:table-cell>
          <table:table-cell table:style-name="ce1" office:value-type="float" office:value="17.624" calcext:value-type="float">
            <text:p>17.624</text:p>
          </table:table-cell>
          <table:table-cell table:style-name="ce1" office:value-type="float" office:value="9.9063" calcext:value-type="float">
            <text:p>9.9063</text:p>
          </table:table-cell>
          <table:table-cell table:style-name="ce1" office:value-type="float" office:value="30.344" calcext:value-type="float">
            <text:p>30.344</text:p>
          </table:table-cell>
          <table:table-cell table:style-name="ce1" office:value-type="float" office:value="365.79" calcext:value-type="float">
            <text:p>365.79</text:p>
          </table:table-cell>
          <table:table-cell table:style-name="ce1" office:value-type="float" office:value="74.74" calcext:value-type="float">
            <text:p>74.74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64.35408" calcext:value-type="float">
            <text:p>64.35408</text:p>
          </table:table-cell>
          <table:table-cell table:style-name="ce1" office:value-type="float" office:value="43.379" calcext:value-type="float">
            <text:p>43.379</text:p>
          </table:table-cell>
          <table:table-cell table:style-name="ce1" office:value-type="float" office:value="17.411" calcext:value-type="float">
            <text:p>17.411</text:p>
          </table:table-cell>
          <table:table-cell table:style-name="ce1" office:value-type="float" office:value="9.6819" calcext:value-type="float">
            <text:p>9.6819</text:p>
          </table:table-cell>
          <table:table-cell table:style-name="ce1" office:value-type="float" office:value="30.698" calcext:value-type="float">
            <text:p>30.698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71.512" calcext:value-type="float">
            <text:p>71.51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8.541924" calcext:value-type="float">
            <text:p>68.541924</text:p>
          </table:table-cell>
          <table:table-cell table:style-name="ce1" office:value-type="float" office:value="43.333" calcext:value-type="float">
            <text:p>43.333</text:p>
          </table:table-cell>
          <table:table-cell table:style-name="ce1" office:value-type="float" office:value="18.367" calcext:value-type="float">
            <text:p>18.367</text:p>
          </table:table-cell>
          <table:table-cell table:style-name="ce1" office:value-type="float" office:value="9.4965" calcext:value-type="float">
            <text:p>9.4965</text:p>
          </table:table-cell>
          <table:table-cell table:style-name="ce1" office:value-type="float" office:value="12.547" calcext:value-type="float">
            <text:p>12.547</text:p>
          </table:table-cell>
          <table:table-cell table:style-name="ce1" office:value-type="float" office:value="296.03" calcext:value-type="float">
            <text:p>296.03</text:p>
          </table:table-cell>
          <table:table-cell table:style-name="ce1" office:value-type="float" office:value="72.531" calcext:value-type="float">
            <text:p>72.53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6.662239" calcext:value-type="float">
            <text:p>66.662239</text:p>
          </table:table-cell>
          <table:table-cell table:style-name="ce2" office:value-type="float" office:value="44.358" calcext:value-type="float">
            <text:p>44.358</text:p>
          </table:table-cell>
          <table:table-cell table:style-name="ce2" office:value-type="float" office:value="17.935" calcext:value-type="float">
            <text:p>17.935</text:p>
          </table:table-cell>
          <table:table-cell table:style-name="ce1" office:value-type="float" office:value="9.8343" calcext:value-type="float">
            <text:p>9.8343</text:p>
          </table:table-cell>
          <table:table-cell table:style-name="ce1" office:value-type="float" office:value="29.992" calcext:value-type="float">
            <text:p>29.992</text:p>
          </table:table-cell>
          <table:table-cell table:style-name="ce1" office:value-type="float" office:value="296.37" calcext:value-type="float">
            <text:p>296.37</text:p>
          </table:table-cell>
          <table:table-cell table:style-name="ce1" office:value-type="float" office:value="217.91" calcext:value-type="float">
            <text:p>217.91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67.747841" calcext:value-type="float">
            <text:p>67.747841</text:p>
          </table:table-cell>
          <table:table-cell table:style-name="ce1" office:value-type="float" office:value="43.796" calcext:value-type="float">
            <text:p>43.796</text:p>
          </table:table-cell>
          <table:table-cell table:style-name="ce1" office:value-type="float" office:value="17.888" calcext:value-type="float">
            <text:p>17.888</text:p>
          </table:table-cell>
          <table:table-cell table:style-name="ce1" office:value-type="float" office:value="9.8403" calcext:value-type="float">
            <text:p>9.8403</text:p>
          </table:table-cell>
          <table:table-cell table:style-name="ce1" office:value-type="float" office:value="30.409" calcext:value-type="float">
            <text:p>30.409</text:p>
          </table:table-cell>
          <table:table-cell table:style-name="ce1" office:value-type="float" office:value="360.73" calcext:value-type="float">
            <text:p>360.73</text:p>
          </table:table-cell>
          <table:table-cell table:style-name="ce1" office:value-type="float" office:value="245.59" calcext:value-type="float">
            <text:p>245.59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61.5504" calcext:value-type="float">
            <text:p>61.5504</text:p>
          </table:table-cell>
          <table:table-cell table:style-name="ce2" office:value-type="float" office:value="44.3" calcext:value-type="float">
            <text:p>44.3</text:p>
          </table:table-cell>
          <table:table-cell table:style-name="ce2" office:value-type="float" office:value="17.226" calcext:value-type="float">
            <text:p>17.226</text:p>
          </table:table-cell>
          <table:table-cell table:style-name="ce2" office:value-type="float" office:value="9.7277" calcext:value-type="float">
            <text:p>9.7277</text:p>
          </table:table-cell>
          <table:table-cell table:style-name="ce2" office:value-type="float" office:value="30.538" calcext:value-type="float">
            <text:p>30.538</text:p>
          </table:table-cell>
          <table:table-cell table:style-name="ce2" office:value-type="float" office:value="296.73" calcext:value-type="float">
            <text:p>296.73</text:p>
          </table:table-cell>
          <table:table-cell table:style-name="ce1" office:value-type="float" office:value="217.57" calcext:value-type="float">
            <text:p>217.5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1.152962" calcext:value-type="float">
            <text:p>61.152962</text:p>
          </table:table-cell>
          <table:table-cell table:style-name="ce2" office:value-type="float" office:value="46.063" calcext:value-type="float">
            <text:p>46.063</text:p>
          </table:table-cell>
          <table:table-cell table:style-name="ce2" office:value-type="float" office:value="17.636" calcext:value-type="float">
            <text:p>17.636</text:p>
          </table:table-cell>
          <table:table-cell table:style-name="ce2" office:value-type="float" office:value="9.8177" calcext:value-type="float">
            <text:p>9.8177</text:p>
          </table:table-cell>
          <table:table-cell table:style-name="ce2" office:value-type="float" office:value="30.184" calcext:value-type="float">
            <text:p>30.184</text:p>
          </table:table-cell>
          <table:table-cell table:style-name="ce2" office:value-type="float" office:value="300.08" calcext:value-type="float">
            <text:p>300.08</text:p>
          </table:table-cell>
          <table:table-cell table:style-name="ce1" office:value-type="float" office:value="69.202" calcext:value-type="float">
            <text:p>69.20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6.14045" calcext:value-type="float">
            <text:p>66.14045</text:p>
          </table:table-cell>
          <table:table-cell table:style-name="ce2" office:value-type="float" office:value="44.184" calcext:value-type="float">
            <text:p>44.184</text:p>
          </table:table-cell>
          <table:table-cell table:style-name="ce2" office:value-type="float" office:value="17.594" calcext:value-type="float">
            <text:p>17.594</text:p>
          </table:table-cell>
          <table:table-cell table:style-name="ce2" office:value-type="float" office:value="9.5068" calcext:value-type="float">
            <text:p>9.5068</text:p>
          </table:table-cell>
          <table:table-cell table:style-name="ce2" office:value-type="float" office:value="29.769" calcext:value-type="float">
            <text:p>29.769</text:p>
          </table:table-cell>
          <table:table-cell table:style-name="ce2" office:value-type="float" office:value="298.9" calcext:value-type="float">
            <text:p>298.9</text:p>
          </table:table-cell>
          <table:table-cell table:style-name="ce2" office:value-type="float" office:value="222.06" calcext:value-type="float">
            <text:p>222.0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0.149311" calcext:value-type="float">
            <text:p>60.149311</text:p>
          </table:table-cell>
          <table:table-cell table:style-name="ce2" office:value-type="float" office:value="44.413" calcext:value-type="float">
            <text:p>44.413</text:p>
          </table:table-cell>
          <table:table-cell table:style-name="ce2" office:value-type="float" office:value="17.87" calcext:value-type="float">
            <text:p>17.87</text:p>
          </table:table-cell>
          <table:table-cell table:style-name="ce2" office:value-type="float" office:value="9.7825" calcext:value-type="float">
            <text:p>9.7825</text:p>
          </table:table-cell>
          <table:table-cell table:style-name="ce2" office:value-type="float" office:value="30.762" calcext:value-type="float">
            <text:p>30.762</text:p>
          </table:table-cell>
          <table:table-cell table:style-name="ce2" office:value-type="float" office:value="359.38" calcext:value-type="float">
            <text:p>359.38</text:p>
          </table:table-cell>
          <table:table-cell table:style-name="ce2" office:value-type="float" office:value="213.41" calcext:value-type="float">
            <text:p>213.4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4.526077" calcext:value-type="float">
            <text:p>64.526077</text:p>
          </table:table-cell>
          <table:table-cell table:style-name="ce2" office:value-type="float" office:value="45.463" calcext:value-type="float">
            <text:p>45.463</text:p>
          </table:table-cell>
          <table:table-cell table:style-name="ce2" office:value-type="float" office:value="17.829" calcext:value-type="float">
            <text:p>17.829</text:p>
          </table:table-cell>
          <table:table-cell table:style-name="ce2" office:value-type="float" office:value="9.8834" calcext:value-type="float">
            <text:p>9.8834</text:p>
          </table:table-cell>
          <table:table-cell table:style-name="ce2" office:value-type="float" office:value="30.311" calcext:value-type="float">
            <text:p>30.311</text:p>
          </table:table-cell>
          <table:table-cell table:style-name="ce2" office:value-type="float" office:value="297.05" calcext:value-type="float">
            <text:p>297.05</text:p>
          </table:table-cell>
          <table:table-cell table:style-name="ce2" office:value-type="float" office:value="218.57" calcext:value-type="float">
            <text:p>218.5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3.080032" calcext:value-type="float">
            <text:p>63.080032</text:p>
          </table:table-cell>
          <table:table-cell table:style-name="ce2" office:value-type="float" office:value="44.516" calcext:value-type="float">
            <text:p>44.516</text:p>
          </table:table-cell>
          <table:table-cell table:style-name="ce2" office:value-type="float" office:value="17.923" calcext:value-type="float">
            <text:p>17.923</text:p>
          </table:table-cell>
          <table:table-cell table:style-name="ce2" office:value-type="float" office:value="9.5684" calcext:value-type="float">
            <text:p>9.5684</text:p>
          </table:table-cell>
          <table:table-cell table:style-name="ce2" office:value-type="float" office:value="30.792" calcext:value-type="float">
            <text:p>30.792</text:p>
          </table:table-cell>
          <table:table-cell table:style-name="ce2" office:value-type="float" office:value="296.21" calcext:value-type="float">
            <text:p>296.21</text:p>
          </table:table-cell>
          <table:table-cell table:style-name="ce2" office:value-type="float" office:value="78.325" calcext:value-type="float">
            <text:p>78.32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6.198883" calcext:value-type="float">
            <text:p>66.198883</text:p>
          </table:table-cell>
          <table:table-cell table:style-name="ce2" office:value-type="float" office:value="44.156" calcext:value-type="float">
            <text:p>44.156</text:p>
          </table:table-cell>
          <table:table-cell table:style-name="ce2" office:value-type="float" office:value="17.448" calcext:value-type="float">
            <text:p>17.448</text:p>
          </table:table-cell>
          <table:table-cell table:style-name="ce2" office:value-type="float" office:value="9.8417" calcext:value-type="float">
            <text:p>9.8417</text:p>
          </table:table-cell>
          <table:table-cell table:style-name="ce2" office:value-type="float" office:value="30.92" calcext:value-type="float">
            <text:p>30.92</text:p>
          </table:table-cell>
          <table:table-cell table:style-name="ce2" office:value-type="float" office:value="295.74" calcext:value-type="float">
            <text:p>295.74</text:p>
          </table:table-cell>
          <table:table-cell table:style-name="ce2" office:value-type="float" office:value="225.54" calcext:value-type="float">
            <text:p>225.5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5.53344" calcext:value-type="float">
            <text:p>65.53344</text:p>
          </table:table-cell>
          <table:table-cell table:style-name="ce1" office:value-type="float" office:value="44.133" calcext:value-type="float">
            <text:p>44.133</text:p>
          </table:table-cell>
          <table:table-cell table:style-name="ce1" office:value-type="float" office:value="17.898" calcext:value-type="float">
            <text:p>17.898</text:p>
          </table:table-cell>
          <table:table-cell table:style-name="ce1" office:value-type="float" office:value="10.004" calcext:value-type="float">
            <text:p>10.004</text:p>
          </table:table-cell>
          <table:table-cell table:style-name="ce1" office:value-type="float" office:value="30.247" calcext:value-type="float">
            <text:p>30.247</text:p>
          </table:table-cell>
          <table:table-cell table:style-name="ce1" office:value-type="float" office:value="362.02" calcext:value-type="float">
            <text:p>362.02</text:p>
          </table:table-cell>
          <table:table-cell table:style-name="ce2" office:value-type="float" office:value="71.897" calcext:value-type="float">
            <text:p>71.89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3.975361" calcext:value-type="float">
            <text:p>63.975361</text:p>
          </table:table-cell>
          <table:table-cell table:style-name="ce1" office:value-type="float" office:value="44.662" calcext:value-type="float">
            <text:p>44.662</text:p>
          </table:table-cell>
          <table:table-cell table:style-name="ce1" office:value-type="float" office:value="17.905" calcext:value-type="float">
            <text:p>17.905</text:p>
          </table:table-cell>
          <table:table-cell table:style-name="ce1" office:value-type="float" office:value="9.6058" calcext:value-type="float">
            <text:p>9.6058</text:p>
          </table:table-cell>
          <table:table-cell table:style-name="ce1" office:value-type="float" office:value="30.857" calcext:value-type="float">
            <text:p>30.857</text:p>
          </table:table-cell>
          <table:table-cell table:style-name="ce1" office:value-type="float" office:value="296.11" calcext:value-type="float">
            <text:p>296.11</text:p>
          </table:table-cell>
          <table:table-cell table:style-name="ce2" office:value-type="float" office:value="74.031" calcext:value-type="float">
            <text:p>74.03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3.925888" calcext:value-type="float">
            <text:p>63.925888</text:p>
          </table:table-cell>
          <table:table-cell table:style-name="ce1" office:value-type="float" office:value="44.917" calcext:value-type="float">
            <text:p>44.917</text:p>
          </table:table-cell>
          <table:table-cell table:style-name="ce1" office:value-type="float" office:value="17.573" calcext:value-type="float">
            <text:p>17.573</text:p>
          </table:table-cell>
          <table:table-cell table:style-name="ce1" office:value-type="float" office:value="9.6309" calcext:value-type="float">
            <text:p>9.6309</text:p>
          </table:table-cell>
          <table:table-cell table:style-name="ce1" office:value-type="float" office:value="30.569" calcext:value-type="float">
            <text:p>30.569</text:p>
          </table:table-cell>
          <table:table-cell table:style-name="ce1" office:value-type="float" office:value="293.21" calcext:value-type="float">
            <text:p>293.21</text:p>
          </table:table-cell>
          <table:table-cell table:style-name="ce1" office:value-type="float" office:value="220.31" calcext:value-type="float">
            <text:p>220.31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Default" office:value-type="float" office:value="61.431072" calcext:value-type="float">
            <text:p>61.431072</text:p>
          </table:table-cell>
          <table:table-cell table:style-name="ce1" office:value-type="float" office:value="43.557" calcext:value-type="float">
            <text:p>43.557</text:p>
          </table:table-cell>
          <table:table-cell table:style-name="ce1" office:value-type="float" office:value="17.83" calcext:value-type="float">
            <text:p>17.83</text:p>
          </table:table-cell>
          <table:table-cell table:style-name="ce1" office:value-type="float" office:value="9.8883" calcext:value-type="float">
            <text:p>9.8883</text:p>
          </table:table-cell>
          <table:table-cell table:style-name="ce1" office:value-type="float" office:value="30.185" calcext:value-type="float">
            <text:p>30.185</text:p>
          </table:table-cell>
          <table:table-cell table:style-name="ce1" office:value-type="float" office:value="298.07" calcext:value-type="float">
            <text:p>298.07</text:p>
          </table:table-cell>
          <table:table-cell office:value-type="float" office:value="223.21" calcext:value-type="float">
            <text:p>223.2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71.970047" calcext:value-type="float">
            <text:p>71.970047</text:p>
          </table:table-cell>
          <table:table-cell table:style-name="ce1" office:value-type="float" office:value="44.544" calcext:value-type="float">
            <text:p>44.544</text:p>
          </table:table-cell>
          <table:table-cell table:style-name="ce1" office:value-type="float" office:value="17.599" calcext:value-type="float">
            <text:p>17.599</text:p>
          </table:table-cell>
          <table:table-cell table:style-name="ce1" office:value-type="float" office:value="9.5257" calcext:value-type="float">
            <text:p>9.5257</text:p>
          </table:table-cell>
          <table:table-cell table:style-name="ce1" office:value-type="float" office:value="29.962" calcext:value-type="float">
            <text:p>29.962</text:p>
          </table:table-cell>
          <table:table-cell table:style-name="ce1" office:value-type="float" office:value="366.93" calcext:value-type="float">
            <text:p>366.93</text:p>
          </table:table-cell>
          <table:table-cell office:value-type="float" office:value="79.107" calcext:value-type="float">
            <text:p>79.107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6:.B115])" office:value-type="float" office:value="66.24648805" calcext:value-type="float">
            <text:p>66.24648805</text:p>
          </table:table-cell>
          <table:table-cell table:style-name="ce3" table:formula="of:=AVERAGE([.C96:.C115])" office:value-type="float" office:value="44.3002" calcext:value-type="float">
            <text:p>44.3002</text:p>
          </table:table-cell>
          <table:table-cell table:style-name="ce3" table:formula="of:=AVERAGE([.D96:.D115])" office:value-type="float" office:value="17.71445" calcext:value-type="float">
            <text:p>17.71445</text:p>
          </table:table-cell>
          <table:table-cell table:style-name="ce3" table:formula="of:=AVERAGE([.E96:.E115])/1000" office:value-type="float" office:value="0.00973202" calcext:value-type="float">
            <text:p>0.00973202</text:p>
          </table:table-cell>
          <table:table-cell table:style-name="ce3" table:formula="of:=AVERAGE([.F96:.F115])/1000" office:value-type="float" office:value="0.0295042" calcext:value-type="float">
            <text:p>0.0295042</text:p>
          </table:table-cell>
          <table:table-cell table:style-name="ce3" table:formula="of:=AVERAGE([.G96:.G115])/1000" office:value-type="float" office:value="0.3133995" calcext:value-type="float">
            <text:p>0.3133995</text:p>
          </table:table-cell>
          <table:table-cell table:style-name="ce3" table:formula="of:=AVERAGE([.H96:.H115])/1000" office:value-type="float" office:value="0.15709975" calcext:value-type="float">
            <text:p>0.1570997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6:.B115])" office:value-type="float" office:value="5.94171126478354" calcext:value-type="float">
            <text:p>5.9417112648</text:p>
          </table:table-cell>
          <table:table-cell table:style-name="ce3" table:formula="of:=STDEV([.C96:.C115])" office:value-type="float" office:value="0.669247542904874" calcext:value-type="float">
            <text:p>0.6692475429</text:p>
          </table:table-cell>
          <table:table-cell table:style-name="ce3" table:formula="of:=STDEV([.D96:.D115])" office:value-type="float" office:value="0.293563133172227" calcext:value-type="float">
            <text:p>0.2935631332</text:p>
          </table:table-cell>
          <table:table-cell table:style-name="ce3" table:formula="of:=STDEV([.E96:.E115])/1000" office:value-type="float" office:value="0.000169456495270832" calcext:value-type="float">
            <text:p>0.0001694565</text:p>
          </table:table-cell>
          <table:table-cell table:style-name="ce3" table:formula="of:=STDEV([.F96:.F115])/1000" office:value-type="float" office:value="0.00400327266909936" calcext:value-type="float">
            <text:p>0.0040032727</text:p>
          </table:table-cell>
          <table:table-cell table:style-name="ce3" table:formula="of:=STDEV([.G96:.G115])/1000" office:value-type="float" office:value="0.0294584243111328" calcext:value-type="float">
            <text:p>0.0294584243</text:p>
          </table:table-cell>
          <table:table-cell table:style-name="ce3" table:formula="of:=STDEV([.H96:.H115])/1000" office:value-type="float" office:value="0.0743615760470243" calcext:value-type="float">
            <text:p>0.07436157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8]/[.B117])*100" office:value-type="float" office:value="8.96909623389996" calcext:value-type="float">
            <text:p>8.9690962339</text:p>
          </table:table-cell>
          <table:table-cell table:style-name="ce3" table:formula="of:=([.C118]/[.C117])*100" office:value-type="float" office:value="1.51070998077858" calcext:value-type="float">
            <text:p>1.5107099808</text:p>
          </table:table-cell>
          <table:table-cell table:style-name="ce3" table:formula="of:=([.D118]/[.D117])*100" office:value-type="float" office:value="1.65719586649446" calcext:value-type="float">
            <text:p>1.6571958665</text:p>
          </table:table-cell>
          <table:table-cell table:style-name="ce3" table:formula="of:=([.E118]/[.E117])*100" office:value-type="float" office:value="1.74122633606212" calcext:value-type="float">
            <text:p>1.7412263361</text:p>
          </table:table-cell>
          <table:table-cell table:style-name="ce3" table:formula="of:=([.F118]/[.F117])*100" office:value-type="float" office:value="13.5684840432866" calcext:value-type="float">
            <text:p>13.5684840433</text:p>
          </table:table-cell>
          <table:table-cell table:style-name="ce3" table:formula="of:=([.G118]/[.G117])*100" office:value-type="float" office:value="9.39963985620039" calcext:value-type="float">
            <text:p>9.3996398562</text:p>
          </table:table-cell>
          <table:table-cell table:style-name="ce3" table:formula="of:=([.H118]/[.H117])*100" office:value-type="float" office:value="47.333987512408" calcext:value-type="float">
            <text:p>47.333987512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384)/([.B117]*10^(-3)))/1000" office:value-type="float" office:value="28.9826684631322" calcext:value-type="float">
            <text:p>28.9826684631</text:p>
          </table:table-cell>
          <table:table-cell table:style-name="ce4" table:formula="of:=((5*310)/([.C117]*10^(-3)))/1000" office:value-type="float" office:value="34.9885553564092" calcext:value-type="float">
            <text:p>34.9885553564</text:p>
          </table:table-cell>
          <table:table-cell table:style-name="ce4" table:formula="of:=((5*310)/([.D117]*10^(-3)))/1000" office:value-type="float" office:value="87.4991885155904" calcext:value-type="float">
            <text:p>87.4991885156</text:p>
          </table:table-cell>
          <table:table-cell table:style-name="ce4" table:formula="of:=((5*310)/([.E117]*10^(-3)))/1000" office:value-type="float" office:value="159268.065622553" calcext:value-type="float">
            <text:p>159268.065622553</text:p>
          </table:table-cell>
          <table:table-cell table:style-name="ce4" table:formula="of:=((5*310)/([.F117]*10^(-3)))/1000" office:value-type="float" office:value="52534.8933372198" calcext:value-type="float">
            <text:p>52534.8933372198</text:p>
          </table:table-cell>
          <table:table-cell table:style-name="ce4" table:formula="of:=((5*310)/([.G117]*10^(-3)))/1000" office:value-type="float" office:value="4945.76411257835" calcext:value-type="float">
            <text:p>4945.7641125784</text:p>
          </table:table-cell>
          <table:table-cell table:style-name="ce4" table:formula="of:=((5*310)/([.H117]*10^(-3)))/1000" office:value-type="float" office:value="9866.34288087664" calcext:value-type="float">
            <text:p>9866.342880876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1"/>
          <table:table-cell table:style-name="Default" table:number-columns-repeated="5"/>
          <table:table-cell table:style-name="ce1" table:formula="of:=[.C117]+[.D117]+[.E117]" office:value-type="float" office:value="62.02438202" calcext:value-type="float">
            <text:p>62.02438202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453.51pt" svg:height="255.09pt" svg:x="2.83pt" svg:y="314.59pt">
            <loext:p draw:notify-on-update-of-ranges="Sheet2.A1:Sheet2.A20 Sheet2.B1:Sheet2.B20 Sheet2.C1:Sheet2.C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float" office:value="87.174622" calcext:value-type="float">
            <text:p>87.174622</text:p>
          </table:table-cell>
          <table:table-cell office:value-type="float" office:value="94.460739" calcext:value-type="float">
            <text:p>94.460739</text:p>
          </table:table-cell>
          <table:table-cell office:value-type="float" office:value="105.974464" calcext:value-type="float">
            <text:p>105.974464</text:p>
          </table:table-cell>
          <table:table-cell table:formula="of:=MIN([.A1:.C1])" office:value-type="float" office:value="87.174622" calcext:value-type="float">
            <text:p>87.174622</text:p>
          </table:table-cell>
        </table:table-row>
        <table:table-row table:style-name="ro1">
          <table:table-cell office:value-type="float" office:value="105.144547" calcext:value-type="float">
            <text:p>105.144547</text:p>
          </table:table-cell>
          <table:table-cell office:value-type="float" office:value="66.430046" calcext:value-type="float">
            <text:p>66.430046</text:p>
          </table:table-cell>
          <table:table-cell office:value-type="float" office:value="69.04451" calcext:value-type="float">
            <text:p>69.04451</text:p>
          </table:table-cell>
          <table:table-cell table:formula="of:=MIN([.A2:.C2])" office:value-type="float" office:value="66.430046" calcext:value-type="float">
            <text:p>66.430046</text:p>
          </table:table-cell>
        </table:table-row>
        <table:table-row table:style-name="ro1">
          <table:table-cell office:value-type="float" office:value="72.413437" calcext:value-type="float">
            <text:p>72.413437</text:p>
          </table:table-cell>
          <table:table-cell office:value-type="float" office:value="74.965919" calcext:value-type="float">
            <text:p>74.965919</text:p>
          </table:table-cell>
          <table:table-cell office:value-type="float" office:value="95.588387" calcext:value-type="float">
            <text:p>95.588387</text:p>
          </table:table-cell>
          <table:table-cell table:formula="of:=MIN([.A3:.C3])" office:value-type="float" office:value="72.413437" calcext:value-type="float">
            <text:p>72.413437</text:p>
          </table:table-cell>
        </table:table-row>
        <table:table-row table:style-name="ro1">
          <table:table-cell office:value-type="float" office:value="70.776642" calcext:value-type="float">
            <text:p>70.776642</text:p>
          </table:table-cell>
          <table:table-cell office:value-type="float" office:value="61.971649" calcext:value-type="float">
            <text:p>61.971649</text:p>
          </table:table-cell>
          <table:table-cell office:value-type="float" office:value="69.936958" calcext:value-type="float">
            <text:p>69.936958</text:p>
          </table:table-cell>
          <table:table-cell table:formula="of:=MIN([.A4:.C4])" office:value-type="float" office:value="61.971649" calcext:value-type="float">
            <text:p>61.971649</text:p>
          </table:table-cell>
        </table:table-row>
        <table:table-row table:style-name="ro1">
          <table:table-cell office:value-type="float" office:value="64.35408" calcext:value-type="float">
            <text:p>64.35408</text:p>
          </table:table-cell>
          <table:table-cell office:value-type="float" office:value="67.075745" calcext:value-type="float">
            <text:p>67.075745</text:p>
          </table:table-cell>
          <table:table-cell office:value-type="float" office:value="66.604095" calcext:value-type="float">
            <text:p>66.604095</text:p>
          </table:table-cell>
          <table:table-cell table:formula="of:=MIN([.A5:.C5])" office:value-type="float" office:value="64.35408" calcext:value-type="float">
            <text:p>64.35408</text:p>
          </table:table-cell>
        </table:table-row>
        <table:table-row table:style-name="ro1">
          <table:table-cell office:value-type="float" office:value="68.541924" calcext:value-type="float">
            <text:p>68.541924</text:p>
          </table:table-cell>
          <table:table-cell office:value-type="float" office:value="73.061279" calcext:value-type="float">
            <text:p>73.061279</text:p>
          </table:table-cell>
          <table:table-cell office:value-type="float" office:value="71.99456" calcext:value-type="float">
            <text:p>71.99456</text:p>
          </table:table-cell>
          <table:table-cell table:formula="of:=MIN([.A6:.C6])" office:value-type="float" office:value="68.541924" calcext:value-type="float">
            <text:p>68.541924</text:p>
          </table:table-cell>
        </table:table-row>
        <table:table-row table:style-name="ro1">
          <table:table-cell office:value-type="float" office:value="79.546432" calcext:value-type="float">
            <text:p>79.546432</text:p>
          </table:table-cell>
          <table:table-cell office:value-type="float" office:value="67.691811" calcext:value-type="float">
            <text:p>67.691811</text:p>
          </table:table-cell>
          <table:table-cell office:value-type="float" office:value="66.662239" calcext:value-type="float">
            <text:p>66.662239</text:p>
          </table:table-cell>
          <table:table-cell table:formula="of:=MIN([.A7:.C7])" office:value-type="float" office:value="66.662239" calcext:value-type="float">
            <text:p>66.662239</text:p>
          </table:table-cell>
        </table:table-row>
        <table:table-row table:style-name="ro1">
          <table:table-cell office:value-type="float" office:value="67.747841" calcext:value-type="float">
            <text:p>67.747841</text:p>
          </table:table-cell>
          <table:table-cell office:value-type="float" office:value="68.12896" calcext:value-type="float">
            <text:p>68.12896</text:p>
          </table:table-cell>
          <table:table-cell office:value-type="float" office:value="76.225121" calcext:value-type="float">
            <text:p>76.225121</text:p>
          </table:table-cell>
          <table:table-cell table:formula="of:=MIN([.A8:.C8])" office:value-type="float" office:value="67.747841" calcext:value-type="float">
            <text:p>67.747841</text:p>
          </table:table-cell>
        </table:table-row>
        <table:table-row table:style-name="ro1">
          <table:table-cell office:value-type="float" office:value="72.776001" calcext:value-type="float">
            <text:p>72.776001</text:p>
          </table:table-cell>
          <table:table-cell office:value-type="float" office:value="68.365921" calcext:value-type="float">
            <text:p>68.365921</text:p>
          </table:table-cell>
          <table:table-cell office:value-type="float" office:value="61.5504" calcext:value-type="float">
            <text:p>61.5504</text:p>
          </table:table-cell>
          <table:table-cell table:formula="of:=MIN([.A9:.C9])" office:value-type="float" office:value="61.5504" calcext:value-type="float">
            <text:p>61.5504</text:p>
          </table:table-cell>
        </table:table-row>
        <table:table-row table:style-name="ro1">
          <table:table-cell office:value-type="float" office:value="63.504799" calcext:value-type="float">
            <text:p>63.504799</text:p>
          </table:table-cell>
          <table:table-cell office:value-type="float" office:value="61.152962" calcext:value-type="float">
            <text:p>61.152962</text:p>
          </table:table-cell>
          <table:table-cell office:value-type="float" office:value="77.010628" calcext:value-type="float">
            <text:p>77.010628</text:p>
          </table:table-cell>
          <table:table-cell table:formula="of:=MIN([.A10:.C10])" office:value-type="float" office:value="61.152962" calcext:value-type="float">
            <text:p>61.152962</text:p>
          </table:table-cell>
        </table:table-row>
        <table:table-row table:style-name="ro1">
          <table:table-cell office:value-type="float" office:value="72.889633" calcext:value-type="float">
            <text:p>72.889633</text:p>
          </table:table-cell>
          <table:table-cell office:value-type="float" office:value="64.912003" calcext:value-type="float">
            <text:p>64.912003</text:p>
          </table:table-cell>
          <table:table-cell office:value-type="float" office:value="66.121376" calcext:value-type="float">
            <text:p>66.121376</text:p>
          </table:table-cell>
          <table:table-cell table:formula="of:=MIN([.A11:.C11])" office:value-type="float" office:value="64.912003" calcext:value-type="float">
            <text:p>64.912003</text:p>
          </table:table-cell>
        </table:table-row>
        <table:table-row table:style-name="ro1">
          <table:table-cell office:value-type="float" office:value="68.2304" calcext:value-type="float">
            <text:p>68.2304</text:p>
          </table:table-cell>
          <table:table-cell office:value-type="float" office:value="74.14592" calcext:value-type="float">
            <text:p>74.14592</text:p>
          </table:table-cell>
          <table:table-cell office:value-type="float" office:value="75.922943" calcext:value-type="float">
            <text:p>75.922943</text:p>
          </table:table-cell>
          <table:table-cell table:formula="of:=MIN([.A12:.C12])" office:value-type="float" office:value="68.2304" calcext:value-type="float">
            <text:p>68.2304</text:p>
          </table:table-cell>
        </table:table-row>
        <table:table-row table:style-name="ro1">
          <table:table-cell office:value-type="float" office:value="70.452797" calcext:value-type="float">
            <text:p>70.452797</text:p>
          </table:table-cell>
          <table:table-cell office:value-type="float" office:value="67.726593" calcext:value-type="float">
            <text:p>67.726593</text:p>
          </table:table-cell>
          <table:table-cell office:value-type="float" office:value="79.5616" calcext:value-type="float">
            <text:p>79.5616</text:p>
          </table:table-cell>
          <table:table-cell table:formula="of:=MIN([.A13:.C13])" office:value-type="float" office:value="67.726593" calcext:value-type="float">
            <text:p>67.726593</text:p>
          </table:table-cell>
        </table:table-row>
        <table:table-row table:style-name="ro1">
          <table:table-cell office:value-type="float" office:value="69.617729" calcext:value-type="float">
            <text:p>69.617729</text:p>
          </table:table-cell>
          <table:table-cell office:value-type="float" office:value="62.330559" calcext:value-type="float">
            <text:p>62.330559</text:p>
          </table:table-cell>
          <table:table-cell office:value-type="float" office:value="59.366302" calcext:value-type="float">
            <text:p>59.366302</text:p>
          </table:table-cell>
          <table:table-cell table:formula="of:=MIN([.A14:.C14])" office:value-type="float" office:value="59.366302" calcext:value-type="float">
            <text:p>59.366302</text:p>
          </table:table-cell>
        </table:table-row>
        <table:table-row table:style-name="ro1">
          <table:table-cell office:value-type="float" office:value="65.79715" calcext:value-type="float">
            <text:p>65.79715</text:p>
          </table:table-cell>
          <table:table-cell office:value-type="float" office:value="76.276482" calcext:value-type="float">
            <text:p>76.276482</text:p>
          </table:table-cell>
          <table:table-cell office:value-type="float" office:value="74.56192" calcext:value-type="float">
            <text:p>74.56192</text:p>
          </table:table-cell>
          <table:table-cell table:formula="of:=MIN([.A15:.C15])" office:value-type="float" office:value="65.79715" calcext:value-type="float">
            <text:p>65.79715</text:p>
          </table:table-cell>
        </table:table-row>
        <table:table-row table:style-name="ro1">
          <table:table-cell office:value-type="float" office:value="68.642403" calcext:value-type="float">
            <text:p>68.642403</text:p>
          </table:table-cell>
          <table:table-cell office:value-type="float" office:value="69.358559" calcext:value-type="float">
            <text:p>69.358559</text:p>
          </table:table-cell>
          <table:table-cell office:value-type="float" office:value="72.556961" calcext:value-type="float">
            <text:p>72.556961</text:p>
          </table:table-cell>
          <table:table-cell table:formula="of:=MIN([.A16:.C16])" office:value-type="float" office:value="68.642403" calcext:value-type="float">
            <text:p>68.642403</text:p>
          </table:table-cell>
        </table:table-row>
        <table:table-row table:style-name="ro1">
          <table:table-cell office:value-type="float" office:value="63.337727" calcext:value-type="float">
            <text:p>63.337727</text:p>
          </table:table-cell>
          <table:table-cell office:value-type="float" office:value="67.458435" calcext:value-type="float">
            <text:p>67.458435</text:p>
          </table:table-cell>
          <table:table-cell office:value-type="float" office:value="69.992897" calcext:value-type="float">
            <text:p>69.992897</text:p>
          </table:table-cell>
          <table:table-cell table:formula="of:=MIN([.A17:.C17])" office:value-type="float" office:value="63.337727" calcext:value-type="float">
            <text:p>63.337727</text:p>
          </table:table-cell>
        </table:table-row>
        <table:table-row table:style-name="ro1">
          <table:table-cell office:value-type="float" office:value="72.990242" calcext:value-type="float">
            <text:p>72.990242</text:p>
          </table:table-cell>
          <table:table-cell office:value-type="float" office:value="73.965279" calcext:value-type="float">
            <text:p>73.965279</text:p>
          </table:table-cell>
          <table:table-cell office:value-type="float" office:value="69.723358" calcext:value-type="float">
            <text:p>69.723358</text:p>
          </table:table-cell>
          <table:table-cell table:formula="of:=MIN([.A18:.C18])" office:value-type="float" office:value="69.723358" calcext:value-type="float">
            <text:p>69.723358</text:p>
          </table:table-cell>
        </table:table-row>
        <table:table-row table:style-name="ro1">
          <table:table-cell office:value-type="float" office:value="69.165955" calcext:value-type="float">
            <text:p>69.165955</text:p>
          </table:table-cell>
          <table:table-cell office:value-type="float" office:value="67.847839" calcext:value-type="float">
            <text:p>67.847839</text:p>
          </table:table-cell>
          <table:table-cell office:value-type="float" office:value="73.86528" calcext:value-type="float">
            <text:p>73.86528</text:p>
          </table:table-cell>
          <table:table-cell table:formula="of:=MIN([.A19:.C19])" office:value-type="float" office:value="67.847839" calcext:value-type="float">
            <text:p>67.847839</text:p>
          </table:table-cell>
        </table:table-row>
        <table:table-row table:style-name="ro1">
          <table:table-cell office:value-type="float" office:value="74.671356" calcext:value-type="float">
            <text:p>74.671356</text:p>
          </table:table-cell>
          <table:table-cell office:value-type="float" office:value="75.764671" calcext:value-type="float">
            <text:p>75.764671</text:p>
          </table:table-cell>
          <table:table-cell office:value-type="float" office:value="63.237343" calcext:value-type="float">
            <text:p>63.237343</text:p>
          </table:table-cell>
          <table:table-cell table:formula="of:=MIN([.A20:.C20])" office:value-type="float" office:value="63.237343" calcext:value-type="float">
            <text:p>63.237343</text:p>
          </table:table-cell>
        </table:table-row>
        <table:table-row table:style-name="ro1">
          <table:table-cell table:number-columns-repeated="3"/>
          <table:table-cell table:formula="of:=MIN([.A21:.C21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MIN([.A22:.C22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MIN([.A23:.C23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1">00/00/0000</text:date>, <text:time style:data-style-name="N2" text:time-value="17:55:13.631492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7-21T09:30:39.166387517</dc:date>
    <meta:editing-duration>P1DT21H33M11S</meta:editing-duration>
    <meta:editing-cycles>30</meta:editing-cycles>
    <meta:generator>LibreOffice/5.1.6.2$Linux_AARCH64 LibreOffice_project/10m0$Build-2</meta:generator>
    <meta:document-statistic meta:table-count="2" meta:cell-count="8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2.A1:Sheet2.C20" svg:x="0.32cm" svg:y="0.18cm" svg:width="12.508cm" svg:height="8.64cm">
          <chartooo:coordinate-region svg:x="0.941cm" svg:y="0.379cm" svg:width="11.5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A20" chart:class="chart:line">
            <chart:data-point chart:repeated="20"/>
          </chart:series>
          <chart:series chart:style-name="ch7" chart:values-cell-range-address="Sheet2.B1:Sheet2.B20" chart:class="chart:line">
            <chart:data-point chart:repeated="20"/>
          </chart:series>
          <chart:series chart:style-name="ch8" chart:values-cell-range-address="Sheet2.C1:Sheet2.C2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.174622">
                <text:p>87.174622</text:p>
                <draw:g>
                  <svg:desc>Sheet2.A1:Sheet2.A20</svg:desc>
                </draw:g>
              </table:table-cell>
              <table:table-cell office:value-type="float" office:value="94.460739">
                <text:p>94.460739</text:p>
                <draw:g>
                  <svg:desc>Sheet2.B1:Sheet2.B20</svg:desc>
                </draw:g>
              </table:table-cell>
              <table:table-cell office:value-type="float" office:value="105.974464">
                <text:p>105.974464</text:p>
                <draw:g>
                  <svg:desc>Sheet2.C1:Sheet2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.144547">
                <text:p>105.144547</text:p>
              </table:table-cell>
              <table:table-cell office:value-type="float" office:value="66.430046">
                <text:p>66.430046</text:p>
              </table:table-cell>
              <table:table-cell office:value-type="float" office:value="69.04451">
                <text:p>69.04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.413437">
                <text:p>72.413437</text:p>
              </table:table-cell>
              <table:table-cell office:value-type="float" office:value="74.965919">
                <text:p>74.965919</text:p>
              </table:table-cell>
              <table:table-cell office:value-type="float" office:value="95.588387">
                <text:p>95.588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.776642">
                <text:p>70.776642</text:p>
              </table:table-cell>
              <table:table-cell office:value-type="float" office:value="61.971649">
                <text:p>61.971649</text:p>
              </table:table-cell>
              <table:table-cell office:value-type="float" office:value="69.936958">
                <text:p>69.936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.35408">
                <text:p>64.35408</text:p>
              </table:table-cell>
              <table:table-cell office:value-type="float" office:value="67.075745">
                <text:p>67.075745</text:p>
              </table:table-cell>
              <table:table-cell office:value-type="float" office:value="66.604095">
                <text:p>66.604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.541924">
                <text:p>68.541924</text:p>
              </table:table-cell>
              <table:table-cell office:value-type="float" office:value="73.061279">
                <text:p>73.061279</text:p>
              </table:table-cell>
              <table:table-cell office:value-type="float" office:value="71.99456">
                <text:p>71.99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.546432">
                <text:p>79.546432</text:p>
              </table:table-cell>
              <table:table-cell office:value-type="float" office:value="67.691811">
                <text:p>67.691811</text:p>
              </table:table-cell>
              <table:table-cell office:value-type="float" office:value="66.662239">
                <text:p>66.6622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.747841">
                <text:p>67.747841</text:p>
              </table:table-cell>
              <table:table-cell office:value-type="float" office:value="68.12896">
                <text:p>68.12896</text:p>
              </table:table-cell>
              <table:table-cell office:value-type="float" office:value="76.225121">
                <text:p>76.225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776001">
                <text:p>72.776001</text:p>
              </table:table-cell>
              <table:table-cell office:value-type="float" office:value="68.365921">
                <text:p>68.365921</text:p>
              </table:table-cell>
              <table:table-cell office:value-type="float" office:value="61.5504">
                <text:p>61.5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.504799">
                <text:p>63.504799</text:p>
              </table:table-cell>
              <table:table-cell office:value-type="float" office:value="61.152962">
                <text:p>61.152962</text:p>
              </table:table-cell>
              <table:table-cell office:value-type="float" office:value="77.010628">
                <text:p>77.0106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.889633">
                <text:p>72.889633</text:p>
              </table:table-cell>
              <table:table-cell office:value-type="float" office:value="64.912003">
                <text:p>64.912003</text:p>
              </table:table-cell>
              <table:table-cell office:value-type="float" office:value="66.121376">
                <text:p>66.121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.2304">
                <text:p>68.2304</text:p>
              </table:table-cell>
              <table:table-cell office:value-type="float" office:value="74.14592">
                <text:p>74.14592</text:p>
              </table:table-cell>
              <table:table-cell office:value-type="float" office:value="75.922943">
                <text:p>75.922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.452797">
                <text:p>70.452797</text:p>
              </table:table-cell>
              <table:table-cell office:value-type="float" office:value="67.726593">
                <text:p>67.726593</text:p>
              </table:table-cell>
              <table:table-cell office:value-type="float" office:value="79.5616">
                <text:p>79.5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.617729">
                <text:p>69.617729</text:p>
              </table:table-cell>
              <table:table-cell office:value-type="float" office:value="62.330559">
                <text:p>62.330559</text:p>
              </table:table-cell>
              <table:table-cell office:value-type="float" office:value="59.366302">
                <text:p>59.3663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.79715">
                <text:p>65.79715</text:p>
              </table:table-cell>
              <table:table-cell office:value-type="float" office:value="76.276482">
                <text:p>76.276482</text:p>
              </table:table-cell>
              <table:table-cell office:value-type="float" office:value="74.56192">
                <text:p>74.56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.642403">
                <text:p>68.642403</text:p>
              </table:table-cell>
              <table:table-cell office:value-type="float" office:value="69.358559">
                <text:p>69.358559</text:p>
              </table:table-cell>
              <table:table-cell office:value-type="float" office:value="72.556961">
                <text:p>72.5569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.337727">
                <text:p>63.337727</text:p>
              </table:table-cell>
              <table:table-cell office:value-type="float" office:value="67.458435">
                <text:p>67.458435</text:p>
              </table:table-cell>
              <table:table-cell office:value-type="float" office:value="69.992897">
                <text:p>69.9928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.990242">
                <text:p>72.990242</text:p>
              </table:table-cell>
              <table:table-cell office:value-type="float" office:value="73.965279">
                <text:p>73.965279</text:p>
              </table:table-cell>
              <table:table-cell office:value-type="float" office:value="69.723358">
                <text:p>69.7233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.165955">
                <text:p>69.165955</text:p>
              </table:table-cell>
              <table:table-cell office:value-type="float" office:value="67.847839">
                <text:p>67.847839</text:p>
              </table:table-cell>
              <table:table-cell office:value-type="float" office:value="73.86528">
                <text:p>73.86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671356">
                <text:p>74.671356</text:p>
              </table:table-cell>
              <table:table-cell office:value-type="float" office:value="75.764671">
                <text:p>75.764671</text:p>
              </table:table-cell>
              <table:table-cell office:value-type="float" office:value="63.237343">
                <text:p>63.2373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